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Source 1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Source 2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Source 3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AVERAGED</text:p>
          </table:table-cell>
          <table:covered-table-cell table:style-name="ce3"/>
          <table:table-cell table:number-columns-repeated="2"/>
        </table:table-row>
        <table:table-row table:style-name="ro1">
          <table:table-cell table:style-name="ce3" office:value-type="string" calcext:value-type="string">
            <text:p>Umean0</text:p>
          </table:table-cell>
          <table:table-cell table:style-name="ce3" office:value-type="string" calcext:value-type="string">
            <text:p>Umean0adim</text:p>
          </table:table-cell>
          <table:table-cell table:style-name="ce3" office:value-type="string" calcext:value-type="string">
            <text:p>Umean0</text:p>
          </table:table-cell>
          <table:table-cell table:style-name="ce3" office:value-type="string" calcext:value-type="string">
            <text:p>Umean0adim</text:p>
          </table:table-cell>
          <table:table-cell table:style-name="ce3" office:value-type="string" calcext:value-type="string">
            <text:p>Umean0</text:p>
          </table:table-cell>
          <table:table-cell table:style-name="ce3" office:value-type="string" calcext:value-type="string">
            <text:p>Umean0adim</text:p>
          </table:table-cell>
          <table:table-cell table:style-name="ce3" office:value-type="string" calcext:value-type="string">
            <text:p>Umean0</text:p>
          </table:table-cell>
          <table:table-cell table:style-name="ce3" office:value-type="string" calcext:value-type="string">
            <text:p>Umean0adim</text:p>
          </table:table-cell>
          <table:table-cell table:number-columns-repeated="2"/>
        </table:table-row>
        <table:table-row table:style-name="ro1">
          <table:table-cell office:value-type="float" office:value="5.2547" calcext:value-type="float">
            <text:p>5.2547</text:p>
          </table:table-cell>
          <table:table-cell table:formula="of:=[.A3]/[.$J$3]" office:value-type="float" office:value="0.543104606575507" calcext:value-type="float">
            <text:p>0.543104606575507</text:p>
          </table:table-cell>
          <table:table-cell office:value-type="float" office:value="5.8578" calcext:value-type="float">
            <text:p>5.8578</text:p>
          </table:table-cell>
          <table:table-cell table:formula="of:=[.C3]/[.$J$3]" office:value-type="float" office:value="0.60543859105144" calcext:value-type="float">
            <text:p>0.60543859105144</text:p>
          </table:table-cell>
          <table:table-cell office:value-type="float" office:value="4.6045" calcext:value-type="float">
            <text:p>4.6045</text:p>
          </table:table-cell>
          <table:table-cell table:formula="of:=[.E3]/[.$J$3]" office:value-type="float" office:value="0.475902555993096" calcext:value-type="float">
            <text:p>0.475902555993096</text:p>
          </table:table-cell>
          <table:table-cell table:formula="of:=AVERAGE([.B3];[.D3];[.F3])" office:value-type="float" office:value="0.541481917873348" calcext:value-type="float">
            <text:p>0.541481917873348</text:p>
          </table:table-cell>
          <table:table-cell table:formula="of:=AVERAGE([.B3];[.D3];[.F3])" office:value-type="float" office:value="0.541481917873348" calcext:value-type="float">
            <text:p>0.541481917873348</text:p>
          </table:table-cell>
          <table:table-cell table:style-name="ce4" office:value-type="string" calcext:value-type="string">
            <text:p>U_ref</text:p>
          </table:table-cell>
          <table:table-cell table:style-name="ce5" office:value-type="float" office:value="9.6753" calcext:value-type="float">
            <text:p>9.6753</text:p>
          </table:table-cell>
        </table:table-row>
        <table:table-row table:style-name="ro1">
          <table:table-cell office:value-type="float" office:value="5.266" calcext:value-type="float">
            <text:p>5.266</text:p>
          </table:table-cell>
          <table:table-cell table:formula="of:=[.A4]/[.$J$3]" office:value-type="float" office:value="0.544272529017188" calcext:value-type="float">
            <text:p>0.544272529017188</text:p>
          </table:table-cell>
          <table:table-cell office:value-type="float" office:value="5.8667" calcext:value-type="float">
            <text:p>5.8667</text:p>
          </table:table-cell>
          <table:table-cell table:formula="of:=[.C4]/[.$J$3]" office:value-type="float" office:value="0.606358459169225" calcext:value-type="float">
            <text:p>0.606358459169225</text:p>
          </table:table-cell>
          <table:table-cell office:value-type="float" office:value="4.6165" calcext:value-type="float">
            <text:p>4.6165</text:p>
          </table:table-cell>
          <table:table-cell table:formula="of:=[.E4]/[.$J$3]" office:value-type="float" office:value="0.477142827612581" calcext:value-type="float">
            <text:p>0.477142827612581</text:p>
          </table:table-cell>
          <table:table-cell table:formula="of:=AVERAGE([.B4];[.D4];[.F4])" office:value-type="float" office:value="0.542591271932998" calcext:value-type="float">
            <text:p>0.542591271932998</text:p>
          </table:table-cell>
          <table:table-cell table:formula="of:=AVERAGE([.B4];[.D4];[.F4])" office:value-type="float" office:value="0.542591271932998" calcext:value-type="float">
            <text:p>0.542591271932998</text:p>
          </table:table-cell>
          <table:table-cell table:number-columns-repeated="2"/>
        </table:table-row>
        <table:table-row table:style-name="ro1">
          <table:table-cell office:value-type="float" office:value="5.2772" calcext:value-type="float">
            <text:p>5.2772</text:p>
          </table:table-cell>
          <table:table-cell table:formula="of:=[.A5]/[.$J$3]" office:value-type="float" office:value="0.54543011586204" calcext:value-type="float">
            <text:p>0.54543011586204</text:p>
          </table:table-cell>
          <table:table-cell office:value-type="float" office:value="5.8759" calcext:value-type="float">
            <text:p>5.8759</text:p>
          </table:table-cell>
          <table:table-cell table:formula="of:=[.C5]/[.$J$3]" office:value-type="float" office:value="0.607309334077496" calcext:value-type="float">
            <text:p>0.607309334077496</text:p>
          </table:table-cell>
          <table:table-cell office:value-type="float" office:value="4.6285" calcext:value-type="float">
            <text:p>4.6285</text:p>
          </table:table-cell>
          <table:table-cell table:formula="of:=[.E5]/[.$J$3]" office:value-type="float" office:value="0.478383099232065" calcext:value-type="float">
            <text:p>0.478383099232065</text:p>
          </table:table-cell>
          <table:table-cell table:formula="of:=AVERAGE([.B5];[.D5];[.F5])" office:value-type="float" office:value="0.543707516390534" calcext:value-type="float">
            <text:p>0.543707516390534</text:p>
          </table:table-cell>
          <table:table-cell table:formula="of:=AVERAGE([.B5];[.D5];[.F5])" office:value-type="float" office:value="0.543707516390534" calcext:value-type="float">
            <text:p>0.543707516390534</text:p>
          </table:table-cell>
          <table:table-cell table:number-columns-repeated="2"/>
        </table:table-row>
        <table:table-row table:style-name="ro1">
          <table:table-cell office:value-type="float" office:value="5.2762" calcext:value-type="float">
            <text:p>5.2762</text:p>
          </table:table-cell>
          <table:table-cell table:formula="of:=[.A6]/[.$J$3]" office:value-type="float" office:value="0.54532675989375" calcext:value-type="float">
            <text:p>0.54532675989375</text:p>
          </table:table-cell>
          <table:table-cell office:value-type="float" office:value="5.8738" calcext:value-type="float">
            <text:p>5.8738</text:p>
          </table:table-cell>
          <table:table-cell table:formula="of:=[.C6]/[.$J$3]" office:value-type="float" office:value="0.607092286544087" calcext:value-type="float">
            <text:p>0.607092286544087</text:p>
          </table:table-cell>
          <table:table-cell office:value-type="float" office:value="4.6306" calcext:value-type="float">
            <text:p>4.6306</text:p>
          </table:table-cell>
          <table:table-cell table:formula="of:=[.E6]/[.$J$3]" office:value-type="float" office:value="0.478600146765475" calcext:value-type="float">
            <text:p>0.478600146765475</text:p>
          </table:table-cell>
          <table:table-cell table:formula="of:=AVERAGE([.B6];[.D6];[.F6])" office:value-type="float" office:value="0.543673064401104" calcext:value-type="float">
            <text:p>0.543673064401104</text:p>
          </table:table-cell>
          <table:table-cell table:formula="of:=AVERAGE([.B6];[.D6];[.F6])" office:value-type="float" office:value="0.543673064401104" calcext:value-type="float">
            <text:p>0.543673064401104</text:p>
          </table:table-cell>
          <table:table-cell table:number-columns-repeated="2"/>
        </table:table-row>
        <table:table-row table:style-name="ro1">
          <table:table-cell office:value-type="float" office:value="5.2646" calcext:value-type="float">
            <text:p>5.2646</text:p>
          </table:table-cell>
          <table:table-cell table:formula="of:=[.A7]/[.$J$3]" office:value-type="float" office:value="0.544127830661582" calcext:value-type="float">
            <text:p>0.544127830661582</text:p>
          </table:table-cell>
          <table:table-cell office:value-type="float" office:value="5.8597" calcext:value-type="float">
            <text:p>5.8597</text:p>
          </table:table-cell>
          <table:table-cell table:formula="of:=[.C7]/[.$J$3]" office:value-type="float" office:value="0.605634967391192" calcext:value-type="float">
            <text:p>0.605634967391192</text:p>
          </table:table-cell>
          <table:table-cell office:value-type="float" office:value="4.6204" calcext:value-type="float">
            <text:p>4.6204</text:p>
          </table:table-cell>
          <table:table-cell table:formula="of:=[.E7]/[.$J$3]" office:value-type="float" office:value="0.477545915888913" calcext:value-type="float">
            <text:p>0.477545915888913</text:p>
          </table:table-cell>
          <table:table-cell table:formula="of:=AVERAGE([.B7];[.D7];[.F7])" office:value-type="float" office:value="0.542436237980562" calcext:value-type="float">
            <text:p>0.542436237980562</text:p>
          </table:table-cell>
          <table:table-cell table:formula="of:=AVERAGE([.B7];[.D7];[.F7])" office:value-type="float" office:value="0.542436237980562" calcext:value-type="float">
            <text:p>0.542436237980562</text:p>
          </table:table-cell>
          <table:table-cell table:number-columns-repeated="2"/>
        </table:table-row>
        <table:table-row table:style-name="ro1">
          <table:table-cell office:value-type="float" office:value="5.253" calcext:value-type="float">
            <text:p>5.253</text:p>
          </table:table-cell>
          <table:table-cell table:formula="of:=[.A8]/[.$J$3]" office:value-type="float" office:value="0.542928901429413" calcext:value-type="float">
            <text:p>0.542928901429413</text:p>
          </table:table-cell>
          <table:table-cell office:value-type="float" office:value="5.8456" calcext:value-type="float">
            <text:p>5.8456</text:p>
          </table:table-cell>
          <table:table-cell table:formula="of:=[.C8]/[.$J$3]" office:value-type="float" office:value="0.604177648238298" calcext:value-type="float">
            <text:p>0.604177648238298</text:p>
          </table:table-cell>
          <table:table-cell office:value-type="float" office:value="4.61" calcext:value-type="float">
            <text:p>4.61</text:p>
          </table:table-cell>
          <table:table-cell table:formula="of:=[.E8]/[.$J$3]" office:value-type="float" office:value="0.476471013818693" calcext:value-type="float">
            <text:p>0.476471013818693</text:p>
          </table:table-cell>
          <table:table-cell table:formula="of:=AVERAGE([.B8];[.D8];[.F8])" office:value-type="float" office:value="0.541192521162135" calcext:value-type="float">
            <text:p>0.541192521162135</text:p>
          </table:table-cell>
          <table:table-cell table:formula="of:=AVERAGE([.B8];[.D8];[.F8])" office:value-type="float" office:value="0.541192521162135" calcext:value-type="float">
            <text:p>0.541192521162135</text:p>
          </table:table-cell>
          <table:table-cell table:number-columns-repeated="2"/>
        </table:table-row>
        <table:table-row table:style-name="ro1">
          <table:table-cell office:value-type="float" office:value="5.2414" calcext:value-type="float">
            <text:p>5.2414</text:p>
          </table:table-cell>
          <table:table-cell table:formula="of:=[.A9]/[.$J$3]" office:value-type="float" office:value="0.541729972197244" calcext:value-type="float">
            <text:p>0.541729972197244</text:p>
          </table:table-cell>
          <table:table-cell office:value-type="float" office:value="5.8315" calcext:value-type="float">
            <text:p>5.8315</text:p>
          </table:table-cell>
          <table:table-cell table:formula="of:=[.C9]/[.$J$3]" office:value-type="float" office:value="0.602720329085403" calcext:value-type="float">
            <text:p>0.602720329085403</text:p>
          </table:table-cell>
          <table:table-cell office:value-type="float" office:value="4.5996" calcext:value-type="float">
            <text:p>4.5996</text:p>
          </table:table-cell>
          <table:table-cell table:formula="of:=[.E9]/[.$J$3]" office:value-type="float" office:value="0.475396111748473" calcext:value-type="float">
            <text:p>0.475396111748473</text:p>
          </table:table-cell>
          <table:table-cell table:formula="of:=AVERAGE([.B9];[.D9];[.F9])" office:value-type="float" office:value="0.539948804343707" calcext:value-type="float">
            <text:p>0.539948804343707</text:p>
          </table:table-cell>
          <table:table-cell table:formula="of:=AVERAGE([.B9];[.D9];[.F9])" office:value-type="float" office:value="0.539948804343707" calcext:value-type="float">
            <text:p>0.539948804343707</text:p>
          </table:table-cell>
          <table:table-cell table:number-columns-repeated="2"/>
        </table:table-row>
        <table:table-row table:style-name="ro1">
          <table:table-cell office:value-type="float" office:value="5.2298" calcext:value-type="float">
            <text:p>5.2298</text:p>
          </table:table-cell>
          <table:table-cell table:formula="of:=[.A10]/[.$J$3]" office:value-type="float" office:value="0.540531042965076" calcext:value-type="float">
            <text:p>0.540531042965076</text:p>
          </table:table-cell>
          <table:table-cell office:value-type="float" office:value="5.8174" calcext:value-type="float">
            <text:p>5.8174</text:p>
          </table:table-cell>
          <table:table-cell table:formula="of:=[.C10]/[.$J$3]" office:value-type="float" office:value="0.601263009932509" calcext:value-type="float">
            <text:p>0.601263009932509</text:p>
          </table:table-cell>
          <table:table-cell office:value-type="float" office:value="4.5892" calcext:value-type="float">
            <text:p>4.5892</text:p>
          </table:table-cell>
          <table:table-cell table:formula="of:=[.E10]/[.$J$3]" office:value-type="float" office:value="0.474321209678253" calcext:value-type="float">
            <text:p>0.474321209678253</text:p>
          </table:table-cell>
          <table:table-cell table:formula="of:=AVERAGE([.B10];[.D10];[.F10])" office:value-type="float" office:value="0.538705087525279" calcext:value-type="float">
            <text:p>0.538705087525279</text:p>
          </table:table-cell>
          <table:table-cell table:formula="of:=AVERAGE([.B10];[.D10];[.F10])" office:value-type="float" office:value="0.538705087525279" calcext:value-type="float">
            <text:p>0.538705087525279</text:p>
          </table:table-cell>
          <table:table-cell table:number-columns-repeated="2"/>
        </table:table-row>
        <table:table-row table:style-name="ro1">
          <table:table-cell office:value-type="float" office:value="5.2182" calcext:value-type="float">
            <text:p>5.2182</text:p>
          </table:table-cell>
          <table:table-cell table:formula="of:=[.A11]/[.$J$3]" office:value-type="float" office:value="0.539332113732908" calcext:value-type="float">
            <text:p>0.539332113732908</text:p>
          </table:table-cell>
          <table:table-cell office:value-type="float" office:value="5.8033" calcext:value-type="float">
            <text:p>5.8033</text:p>
          </table:table-cell>
          <table:table-cell table:formula="of:=[.C11]/[.$J$3]" office:value-type="float" office:value="0.599805690779614" calcext:value-type="float">
            <text:p>0.599805690779614</text:p>
          </table:table-cell>
          <table:table-cell office:value-type="float" office:value="4.5788" calcext:value-type="float">
            <text:p>4.5788</text:p>
          </table:table-cell>
          <table:table-cell table:formula="of:=[.E11]/[.$J$3]" office:value-type="float" office:value="0.473246307608033" calcext:value-type="float">
            <text:p>0.473246307608033</text:p>
          </table:table-cell>
          <table:table-cell table:formula="of:=AVERAGE([.B11];[.D11];[.F11])" office:value-type="float" office:value="0.537461370706852" calcext:value-type="float">
            <text:p>0.537461370706852</text:p>
          </table:table-cell>
          <table:table-cell table:formula="of:=AVERAGE([.B11];[.D11];[.F11])" office:value-type="float" office:value="0.537461370706852" calcext:value-type="float">
            <text:p>0.537461370706852</text:p>
          </table:table-cell>
          <table:table-cell table:number-columns-repeated="2"/>
        </table:table-row>
        <table:table-row table:style-name="ro1">
          <table:table-cell office:value-type="float" office:value="5.2066" calcext:value-type="float">
            <text:p>5.2066</text:p>
          </table:table-cell>
          <table:table-cell table:formula="of:=[.A12]/[.$J$3]" office:value-type="float" office:value="0.538133184500739" calcext:value-type="float">
            <text:p>0.538133184500739</text:p>
          </table:table-cell>
          <table:table-cell office:value-type="float" office:value="5.7874" calcext:value-type="float">
            <text:p>5.7874</text:p>
          </table:table-cell>
          <table:table-cell table:formula="of:=[.C12]/[.$J$3]" office:value-type="float" office:value="0.598162330883797" calcext:value-type="float">
            <text:p>0.598162330883797</text:p>
          </table:table-cell>
          <table:table-cell office:value-type="float" office:value="4.5684" calcext:value-type="float">
            <text:p>4.5684</text:p>
          </table:table-cell>
          <table:table-cell table:formula="of:=[.E12]/[.$J$3]" office:value-type="float" office:value="0.472171405537813" calcext:value-type="float">
            <text:p>0.472171405537813</text:p>
          </table:table-cell>
          <table:table-cell table:formula="of:=AVERAGE([.B12];[.D12];[.F12])" office:value-type="float" office:value="0.53615564030745" calcext:value-type="float">
            <text:p>0.53615564030745</text:p>
          </table:table-cell>
          <table:table-cell table:formula="of:=AVERAGE([.B12];[.D12];[.F12])" office:value-type="float" office:value="0.53615564030745" calcext:value-type="float">
            <text:p>0.53615564030745</text:p>
          </table:table-cell>
          <table:table-cell table:number-columns-repeated="2"/>
        </table:table-row>
        <table:table-row table:style-name="ro1">
          <table:table-cell office:value-type="float" office:value="5.1893" calcext:value-type="float">
            <text:p>5.1893</text:p>
          </table:table-cell>
          <table:table-cell table:formula="of:=[.A13]/[.$J$3]" office:value-type="float" office:value="0.536345126249315" calcext:value-type="float">
            <text:p>0.536345126249315</text:p>
          </table:table-cell>
          <table:table-cell office:value-type="float" office:value="5.767" calcext:value-type="float">
            <text:p>5.767</text:p>
          </table:table-cell>
          <table:table-cell table:formula="of:=[.C13]/[.$J$3]" office:value-type="float" office:value="0.596053869130673" calcext:value-type="float">
            <text:p>0.596053869130673</text:p>
          </table:table-cell>
          <table:table-cell office:value-type="float" office:value="4.5551" calcext:value-type="float">
            <text:p>4.5551</text:p>
          </table:table-cell>
          <table:table-cell table:formula="of:=[.E13]/[.$J$3]" office:value-type="float" office:value="0.470796771159551" calcext:value-type="float">
            <text:p>0.470796771159551</text:p>
          </table:table-cell>
          <table:table-cell table:formula="of:=AVERAGE([.B13];[.D13];[.F13])" office:value-type="float" office:value="0.534398588846513" calcext:value-type="float">
            <text:p>0.534398588846513</text:p>
          </table:table-cell>
          <table:table-cell table:formula="of:=AVERAGE([.B13];[.D13];[.F13])" office:value-type="float" office:value="0.534398588846513" calcext:value-type="float">
            <text:p>0.534398588846513</text:p>
          </table:table-cell>
          <table:table-cell table:number-columns-repeated="2"/>
        </table:table-row>
        <table:table-row table:style-name="ro1">
          <table:table-cell office:value-type="float" office:value="5.1478" calcext:value-type="float">
            <text:p>5.1478</text:p>
          </table:table-cell>
          <table:table-cell table:formula="of:=[.A14]/[.$J$3]" office:value-type="float" office:value="0.532055853565264" calcext:value-type="float">
            <text:p>0.532055853565264</text:p>
          </table:table-cell>
          <table:table-cell office:value-type="float" office:value="5.7223" calcext:value-type="float">
            <text:p>5.7223</text:p>
          </table:table-cell>
          <table:table-cell table:formula="of:=[.C14]/[.$J$3]" office:value-type="float" office:value="0.591433857348093" calcext:value-type="float">
            <text:p>0.591433857348093</text:p>
          </table:table-cell>
          <table:table-cell office:value-type="float" office:value="4.521" calcext:value-type="float">
            <text:p>4.521</text:p>
          </table:table-cell>
          <table:table-cell table:formula="of:=[.E14]/[.$J$3]" office:value-type="float" office:value="0.467272332640848" calcext:value-type="float">
            <text:p>0.467272332640848</text:p>
          </table:table-cell>
          <table:table-cell table:formula="of:=AVERAGE([.B14];[.D14];[.F14])" office:value-type="float" office:value="0.530254014518068" calcext:value-type="float">
            <text:p>0.530254014518068</text:p>
          </table:table-cell>
          <table:table-cell table:formula="of:=AVERAGE([.B14];[.D14];[.F14])" office:value-type="float" office:value="0.530254014518068" calcext:value-type="float">
            <text:p>0.530254014518068</text:p>
          </table:table-cell>
          <table:table-cell table:number-columns-repeated="2"/>
        </table:table-row>
        <table:table-row table:style-name="ro1">
          <table:table-cell office:value-type="float" office:value="5.1064" calcext:value-type="float">
            <text:p>5.1064</text:p>
          </table:table-cell>
          <table:table-cell table:formula="of:=[.A15]/[.$J$3]" office:value-type="float" office:value="0.527776916478042" calcext:value-type="float">
            <text:p>0.527776916478042</text:p>
          </table:table-cell>
          <table:table-cell office:value-type="float" office:value="5.6775" calcext:value-type="float">
            <text:p>5.6775</text:p>
          </table:table-cell>
          <table:table-cell table:formula="of:=[.C15]/[.$J$3]" office:value-type="float" office:value="0.586803509968683" calcext:value-type="float">
            <text:p>0.586803509968683</text:p>
          </table:table-cell>
          <table:table-cell office:value-type="float" office:value="4.484" calcext:value-type="float">
            <text:p>4.484</text:p>
          </table:table-cell>
          <table:table-cell table:formula="of:=[.E15]/[.$J$3]" office:value-type="float" office:value="0.463448161814104" calcext:value-type="float">
            <text:p>0.463448161814104</text:p>
          </table:table-cell>
          <table:table-cell table:formula="of:=AVERAGE([.B15];[.D15];[.F15])" office:value-type="float" office:value="0.526009529420276" calcext:value-type="float">
            <text:p>0.526009529420276</text:p>
          </table:table-cell>
          <table:table-cell table:formula="of:=AVERAGE([.B15];[.D15];[.F15])" office:value-type="float" office:value="0.526009529420276" calcext:value-type="float">
            <text:p>0.526009529420276</text:p>
          </table:table-cell>
          <table:table-cell table:number-columns-repeated="2"/>
        </table:table-row>
        <table:table-row table:style-name="ro1">
          <table:table-cell office:value-type="float" office:value="5.0649" calcext:value-type="float">
            <text:p>5.0649</text:p>
          </table:table-cell>
          <table:table-cell table:formula="of:=[.A16]/[.$J$3]" office:value-type="float" office:value="0.523487643793991" calcext:value-type="float">
            <text:p>0.523487643793991</text:p>
          </table:table-cell>
          <table:table-cell office:value-type="float" office:value="5.6328" calcext:value-type="float">
            <text:p>5.6328</text:p>
          </table:table-cell>
          <table:table-cell table:formula="of:=[.C16]/[.$J$3]" office:value-type="float" office:value="0.582183498186103" calcext:value-type="float">
            <text:p>0.582183498186103</text:p>
          </table:table-cell>
          <table:table-cell office:value-type="float" office:value="4.447" calcext:value-type="float">
            <text:p>4.447</text:p>
          </table:table-cell>
          <table:table-cell table:formula="of:=[.E16]/[.$J$3]" office:value-type="float" office:value="0.45962399098736" calcext:value-type="float">
            <text:p>0.45962399098736</text:p>
          </table:table-cell>
          <table:table-cell table:formula="of:=AVERAGE([.B16];[.D16];[.F16])" office:value-type="float" office:value="0.521765044322484" calcext:value-type="float">
            <text:p>0.521765044322484</text:p>
          </table:table-cell>
          <table:table-cell table:formula="of:=AVERAGE([.B16];[.D16];[.F16])" office:value-type="float" office:value="0.521765044322484" calcext:value-type="float">
            <text:p>0.521765044322484</text:p>
          </table:table-cell>
          <table:table-cell table:number-columns-repeated="2"/>
        </table:table-row>
        <table:table-row table:style-name="ro1">
          <table:table-cell office:value-type="float" office:value="5.0235" calcext:value-type="float">
            <text:p>5.0235</text:p>
          </table:table-cell>
          <table:table-cell table:formula="of:=[.A17]/[.$J$3]" office:value-type="float" office:value="0.519208706706769" calcext:value-type="float">
            <text:p>0.519208706706769</text:p>
          </table:table-cell>
          <table:table-cell office:value-type="float" office:value="5.5881" calcext:value-type="float">
            <text:p>5.5881</text:p>
          </table:table-cell>
          <table:table-cell table:formula="of:=[.C17]/[.$J$3]" office:value-type="float" office:value="0.577563486403522" calcext:value-type="float">
            <text:p>0.577563486403522</text:p>
          </table:table-cell>
          <table:table-cell office:value-type="float" office:value="4.4099" calcext:value-type="float">
            <text:p>4.4099</text:p>
          </table:table-cell>
          <table:table-cell table:formula="of:=[.E17]/[.$J$3]" office:value-type="float" office:value="0.455789484563786" calcext:value-type="float">
            <text:p>0.455789484563786</text:p>
          </table:table-cell>
          <table:table-cell table:formula="of:=AVERAGE([.B17];[.D17];[.F17])" office:value-type="float" office:value="0.517520559224692" calcext:value-type="float">
            <text:p>0.517520559224692</text:p>
          </table:table-cell>
          <table:table-cell table:formula="of:=AVERAGE([.B17];[.D17];[.F17])" office:value-type="float" office:value="0.517520559224692" calcext:value-type="float">
            <text:p>0.517520559224692</text:p>
          </table:table-cell>
          <table:table-cell table:number-columns-repeated="2"/>
        </table:table-row>
        <table:table-row table:style-name="ro1">
          <table:table-cell office:value-type="float" office:value="4.9821" calcext:value-type="float">
            <text:p>4.9821</text:p>
          </table:table-cell>
          <table:table-cell table:formula="of:=[.A18]/[.$J$3]" office:value-type="float" office:value="0.514929769619547" calcext:value-type="float">
            <text:p>0.514929769619547</text:p>
          </table:table-cell>
          <table:table-cell office:value-type="float" office:value="5.5434" calcext:value-type="float">
            <text:p>5.5434</text:p>
          </table:table-cell>
          <table:table-cell table:formula="of:=[.C18]/[.$J$3]" office:value-type="float" office:value="0.572943474620942" calcext:value-type="float">
            <text:p>0.572943474620942</text:p>
          </table:table-cell>
          <table:table-cell office:value-type="float" office:value="4.3729" calcext:value-type="float">
            <text:p>4.3729</text:p>
          </table:table-cell>
          <table:table-cell table:formula="of:=[.E18]/[.$J$3]" office:value-type="float" office:value="0.451965313737042" calcext:value-type="float">
            <text:p>0.451965313737042</text:p>
          </table:table-cell>
          <table:table-cell table:formula="of:=AVERAGE([.B18];[.D18];[.F18])" office:value-type="float" office:value="0.513279519325844" calcext:value-type="float">
            <text:p>0.513279519325844</text:p>
          </table:table-cell>
          <table:table-cell table:formula="of:=AVERAGE([.B18];[.D18];[.F18])" office:value-type="float" office:value="0.513279519325844" calcext:value-type="float">
            <text:p>0.513279519325844</text:p>
          </table:table-cell>
          <table:table-cell table:number-columns-repeated="2"/>
        </table:table-row>
        <table:table-row table:style-name="ro1">
          <table:table-cell office:value-type="float" office:value="4.9406" calcext:value-type="float">
            <text:p>4.9406</text:p>
          </table:table-cell>
          <table:table-cell table:formula="of:=[.A19]/[.$J$3]" office:value-type="float" office:value="0.510640496935496" calcext:value-type="float">
            <text:p>0.510640496935496</text:p>
          </table:table-cell>
          <table:table-cell office:value-type="float" office:value="5.4974" calcext:value-type="float">
            <text:p>5.4974</text:p>
          </table:table-cell>
          <table:table-cell table:formula="of:=[.C19]/[.$J$3]" office:value-type="float" office:value="0.568189100079584" calcext:value-type="float">
            <text:p>0.568189100079584</text:p>
          </table:table-cell>
          <table:table-cell office:value-type="float" office:value="4.3359" calcext:value-type="float">
            <text:p>4.3359</text:p>
          </table:table-cell>
          <table:table-cell table:formula="of:=[.E19]/[.$J$3]" office:value-type="float" office:value="0.448141142910297" calcext:value-type="float">
            <text:p>0.448141142910297</text:p>
          </table:table-cell>
          <table:table-cell table:formula="of:=AVERAGE([.B19];[.D19];[.F19])" office:value-type="float" office:value="0.508990246641792" calcext:value-type="float">
            <text:p>0.508990246641792</text:p>
          </table:table-cell>
          <table:table-cell table:formula="of:=AVERAGE([.B19];[.D19];[.F19])" office:value-type="float" office:value="0.508990246641792" calcext:value-type="float">
            <text:p>0.508990246641792</text:p>
          </table:table-cell>
          <table:table-cell table:number-columns-repeated="2"/>
        </table:table-row>
        <table:table-row table:style-name="ro1">
          <table:table-cell office:value-type="float" office:value="4.898" calcext:value-type="float">
            <text:p>4.898</text:p>
          </table:table-cell>
          <table:table-cell table:formula="of:=[.A20]/[.$J$3]" office:value-type="float" office:value="0.506237532686325" calcext:value-type="float">
            <text:p>0.506237532686325</text:p>
          </table:table-cell>
          <table:table-cell office:value-type="float" office:value="5.4502" calcext:value-type="float">
            <text:p>5.4502</text:p>
          </table:table-cell>
          <table:table-cell table:formula="of:=[.C20]/[.$J$3]" office:value-type="float" office:value="0.563310698376278" calcext:value-type="float">
            <text:p>0.563310698376278</text:p>
          </table:table-cell>
          <table:table-cell office:value-type="float" office:value="4.2989" calcext:value-type="float">
            <text:p>4.2989</text:p>
          </table:table-cell>
          <table:table-cell table:formula="of:=[.E20]/[.$J$3]" office:value-type="float" office:value="0.444316972083553" calcext:value-type="float">
            <text:p>0.444316972083553</text:p>
          </table:table-cell>
          <table:table-cell table:formula="of:=AVERAGE([.B20];[.D20];[.F20])" office:value-type="float" office:value="0.504621734382052" calcext:value-type="float">
            <text:p>0.504621734382052</text:p>
          </table:table-cell>
          <table:table-cell table:formula="of:=AVERAGE([.B20];[.D20];[.F20])" office:value-type="float" office:value="0.504621734382052" calcext:value-type="float">
            <text:p>0.504621734382052</text:p>
          </table:table-cell>
          <table:table-cell table:number-columns-repeated="2"/>
        </table:table-row>
        <table:table-row table:style-name="ro1">
          <table:table-cell office:value-type="float" office:value="4.8333" calcext:value-type="float">
            <text:p>4.8333</text:p>
          </table:table-cell>
          <table:table-cell table:formula="of:=[.A21]/[.$J$3]" office:value-type="float" office:value="0.499550401537937" calcext:value-type="float">
            <text:p>0.499550401537937</text:p>
          </table:table-cell>
          <table:table-cell office:value-type="float" office:value="5.3793" calcext:value-type="float">
            <text:p>5.3793</text:p>
          </table:table-cell>
          <table:table-cell table:formula="of:=[.C21]/[.$J$3]" office:value-type="float" office:value="0.555982760224489" calcext:value-type="float">
            <text:p>0.555982760224489</text:p>
          </table:table-cell>
          <table:table-cell office:value-type="float" office:value="4.2512" calcext:value-type="float">
            <text:p>4.2512</text:p>
          </table:table-cell>
          <table:table-cell table:formula="of:=[.E21]/[.$J$3]" office:value-type="float" office:value="0.439386892396101" calcext:value-type="float">
            <text:p>0.439386892396101</text:p>
          </table:table-cell>
          <table:table-cell table:formula="of:=AVERAGE([.B21];[.D21];[.F21])" office:value-type="float" office:value="0.498306684719509" calcext:value-type="float">
            <text:p>0.498306684719509</text:p>
          </table:table-cell>
          <table:table-cell table:formula="of:=AVERAGE([.B21];[.D21];[.F21])" office:value-type="float" office:value="0.498306684719509" calcext:value-type="float">
            <text:p>0.498306684719509</text:p>
          </table:table-cell>
          <table:table-cell table:number-columns-repeated="2"/>
        </table:table-row>
        <table:table-row table:style-name="ro1">
          <table:table-cell office:value-type="float" office:value="4.7641" calcext:value-type="float">
            <text:p>4.7641</text:p>
          </table:table-cell>
          <table:table-cell table:formula="of:=[.A22]/[.$J$3]" office:value-type="float" office:value="0.492398168532242" calcext:value-type="float">
            <text:p>0.492398168532242</text:p>
          </table:table-cell>
          <table:table-cell office:value-type="float" office:value="5.303" calcext:value-type="float">
            <text:p>5.303</text:p>
          </table:table-cell>
          <table:table-cell table:formula="of:=[.C22]/[.$J$3]" office:value-type="float" office:value="0.548096699843932" calcext:value-type="float">
            <text:p>0.548096699843932</text:p>
          </table:table-cell>
          <table:table-cell office:value-type="float" office:value="4.192" calcext:value-type="float">
            <text:p>4.192</text:p>
          </table:table-cell>
          <table:table-cell table:formula="of:=[.E22]/[.$J$3]" office:value-type="float" office:value="0.43326821907331" calcext:value-type="float">
            <text:p>0.43326821907331</text:p>
          </table:table-cell>
          <table:table-cell table:formula="of:=AVERAGE([.B22];[.D22];[.F22])" office:value-type="float" office:value="0.491254362483162" calcext:value-type="float">
            <text:p>0.491254362483162</text:p>
          </table:table-cell>
          <table:table-cell table:formula="of:=AVERAGE([.B22];[.D22];[.F22])" office:value-type="float" office:value="0.491254362483162" calcext:value-type="float">
            <text:p>0.491254362483162</text:p>
          </table:table-cell>
          <table:table-cell table:number-columns-repeated="2"/>
        </table:table-row>
        <table:table-row table:style-name="ro1">
          <table:table-cell office:value-type="float" office:value="4.6948" calcext:value-type="float">
            <text:p>4.6948</text:p>
          </table:table-cell>
          <table:table-cell table:formula="of:=[.A23]/[.$J$3]" office:value-type="float" office:value="0.485235599929718" calcext:value-type="float">
            <text:p>0.485235599929718</text:p>
          </table:table-cell>
          <table:table-cell office:value-type="float" office:value="5.2267" calcext:value-type="float">
            <text:p>5.2267</text:p>
          </table:table-cell>
          <table:table-cell table:formula="of:=[.C23]/[.$J$3]" office:value-type="float" office:value="0.540210639463376" calcext:value-type="float">
            <text:p>0.540210639463376</text:p>
          </table:table-cell>
          <table:table-cell office:value-type="float" office:value="4.1329" calcext:value-type="float">
            <text:p>4.1329</text:p>
          </table:table-cell>
          <table:table-cell table:formula="of:=[.E23]/[.$J$3]" office:value-type="float" office:value="0.427159881347348" calcext:value-type="float">
            <text:p>0.427159881347348</text:p>
          </table:table-cell>
          <table:table-cell table:formula="of:=AVERAGE([.B23];[.D23];[.F23])" office:value-type="float" office:value="0.484202040246814" calcext:value-type="float">
            <text:p>0.484202040246814</text:p>
          </table:table-cell>
          <table:table-cell table:formula="of:=AVERAGE([.B23];[.D23];[.F23])" office:value-type="float" office:value="0.484202040246814" calcext:value-type="float">
            <text:p>0.484202040246814</text:p>
          </table:table-cell>
          <table:table-cell table:number-columns-repeated="2"/>
        </table:table-row>
        <table:table-row table:style-name="ro1">
          <table:table-cell office:value-type="float" office:value="4.6256" calcext:value-type="float">
            <text:p>4.6256</text:p>
          </table:table-cell>
          <table:table-cell table:formula="of:=[.A24]/[.$J$3]" office:value-type="float" office:value="0.478083366924023" calcext:value-type="float">
            <text:p>0.478083366924023</text:p>
          </table:table-cell>
          <table:table-cell office:value-type="float" office:value="5.1504" calcext:value-type="float">
            <text:p>5.1504</text:p>
          </table:table-cell>
          <table:table-cell table:formula="of:=[.C24]/[.$J$3]" office:value-type="float" office:value="0.532324579082819" calcext:value-type="float">
            <text:p>0.532324579082819</text:p>
          </table:table-cell>
          <table:table-cell office:value-type="float" office:value="4.0737" calcext:value-type="float">
            <text:p>4.0737</text:p>
          </table:table-cell>
          <table:table-cell table:formula="of:=[.E24]/[.$J$3]" office:value-type="float" office:value="0.421041208024557" calcext:value-type="float">
            <text:p>0.421041208024557</text:p>
          </table:table-cell>
          <table:table-cell table:formula="of:=AVERAGE([.B24];[.D24];[.F24])" office:value-type="float" office:value="0.477149718010466" calcext:value-type="float">
            <text:p>0.477149718010466</text:p>
          </table:table-cell>
          <table:table-cell table:formula="of:=AVERAGE([.B24];[.D24];[.F24])" office:value-type="float" office:value="0.477149718010466" calcext:value-type="float">
            <text:p>0.477149718010466</text:p>
          </table:table-cell>
          <table:table-cell table:number-columns-repeated="2"/>
        </table:table-row>
        <table:table-row table:style-name="ro1">
          <table:table-cell office:value-type="float" office:value="4.5563" calcext:value-type="float">
            <text:p>4.5563</text:p>
          </table:table-cell>
          <table:table-cell table:formula="of:=[.A25]/[.$J$3]" office:value-type="float" office:value="0.470920798321499" calcext:value-type="float">
            <text:p>0.470920798321499</text:p>
          </table:table-cell>
          <table:table-cell office:value-type="float" office:value="5.0741" calcext:value-type="float">
            <text:p>5.0741</text:p>
          </table:table-cell>
          <table:table-cell table:formula="of:=[.C25]/[.$J$3]" office:value-type="float" office:value="0.524438518702262" calcext:value-type="float">
            <text:p>0.524438518702262</text:p>
          </table:table-cell>
          <table:table-cell office:value-type="float" office:value="4.0146" calcext:value-type="float">
            <text:p>4.0146</text:p>
          </table:table-cell>
          <table:table-cell table:formula="of:=[.E25]/[.$J$3]" office:value-type="float" office:value="0.414932870298595" calcext:value-type="float">
            <text:p>0.414932870298595</text:p>
          </table:table-cell>
          <table:table-cell table:formula="of:=AVERAGE([.B25];[.D25];[.F25])" office:value-type="float" office:value="0.470097395774119" calcext:value-type="float">
            <text:p>0.470097395774119</text:p>
          </table:table-cell>
          <table:table-cell table:formula="of:=AVERAGE([.B25];[.D25];[.F25])" office:value-type="float" office:value="0.470097395774119" calcext:value-type="float">
            <text:p>0.470097395774119</text:p>
          </table:table-cell>
          <table:table-cell table:number-columns-repeated="2"/>
        </table:table-row>
        <table:table-row table:style-name="ro1">
          <table:table-cell office:value-type="float" office:value="4.4871" calcext:value-type="float">
            <text:p>4.4871</text:p>
          </table:table-cell>
          <table:table-cell table:formula="of:=[.A26]/[.$J$3]" office:value-type="float" office:value="0.463768565315804" calcext:value-type="float">
            <text:p>0.463768565315804</text:p>
          </table:table-cell>
          <table:table-cell office:value-type="float" office:value="4.9971" calcext:value-type="float">
            <text:p>4.9971</text:p>
          </table:table-cell>
          <table:table-cell table:formula="of:=[.C26]/[.$J$3]" office:value-type="float" office:value="0.516480109143903" calcext:value-type="float">
            <text:p>0.516480109143903</text:p>
          </table:table-cell>
          <table:table-cell office:value-type="float" office:value="3.9555" calcext:value-type="float">
            <text:p>3.9555</text:p>
          </table:table-cell>
          <table:table-cell table:formula="of:=[.E26]/[.$J$3]" office:value-type="float" office:value="0.408824532572633" calcext:value-type="float">
            <text:p>0.408824532572633</text:p>
          </table:table-cell>
          <table:table-cell table:formula="of:=AVERAGE([.B26];[.D26];[.F26])" office:value-type="float" office:value="0.463024402344113" calcext:value-type="float">
            <text:p>0.463024402344113</text:p>
          </table:table-cell>
          <table:table-cell table:formula="of:=AVERAGE([.B26];[.D26];[.F26])" office:value-type="float" office:value="0.463024402344113" calcext:value-type="float">
            <text:p>0.463024402344113</text:p>
          </table:table-cell>
          <table:table-cell table:number-columns-repeated="2"/>
        </table:table-row>
        <table:table-row table:style-name="ro1">
          <table:table-cell office:value-type="float" office:value="4.4177" calcext:value-type="float">
            <text:p>4.4177</text:p>
          </table:table-cell>
          <table:table-cell table:formula="of:=[.A27]/[.$J$3]" office:value-type="float" office:value="0.456595661116451" calcext:value-type="float">
            <text:p>0.456595661116451</text:p>
          </table:table-cell>
          <table:table-cell office:value-type="float" office:value="4.9164" calcext:value-type="float">
            <text:p>4.9164</text:p>
          </table:table-cell>
          <table:table-cell table:formula="of:=[.C27]/[.$J$3]" office:value-type="float" office:value="0.508139282502868" calcext:value-type="float">
            <text:p>0.508139282502868</text:p>
          </table:table-cell>
          <table:table-cell office:value-type="float" office:value="3.8963" calcext:value-type="float">
            <text:p>3.8963</text:p>
          </table:table-cell>
          <table:table-cell table:formula="of:=[.E27]/[.$J$3]" office:value-type="float" office:value="0.402705859249842" calcext:value-type="float">
            <text:p>0.402705859249842</text:p>
          </table:table-cell>
          <table:table-cell table:formula="of:=AVERAGE([.B27];[.D27];[.F27])" office:value-type="float" office:value="0.455813600956387" calcext:value-type="float">
            <text:p>0.455813600956387</text:p>
          </table:table-cell>
          <table:table-cell table:formula="of:=AVERAGE([.B27];[.D27];[.F27])" office:value-type="float" office:value="0.455813600956387" calcext:value-type="float">
            <text:p>0.455813600956387</text:p>
          </table:table-cell>
          <table:table-cell table:number-columns-repeated="2"/>
        </table:table-row>
        <table:table-row table:style-name="ro1">
          <table:table-cell office:value-type="float" office:value="4.3381" calcext:value-type="float">
            <text:p>4.3381</text:p>
          </table:table-cell>
          <table:table-cell table:formula="of:=[.A28]/[.$J$3]" office:value-type="float" office:value="0.448368526040536" calcext:value-type="float">
            <text:p>0.448368526040536</text:p>
          </table:table-cell>
          <table:table-cell office:value-type="float" office:value="4.8276" calcext:value-type="float">
            <text:p>4.8276</text:p>
          </table:table-cell>
          <table:table-cell table:formula="of:=[.C28]/[.$J$3]" office:value-type="float" office:value="0.498961272518682" calcext:value-type="float">
            <text:p>0.498961272518682</text:p>
          </table:table-cell>
          <table:table-cell office:value-type="float" office:value="3.841" calcext:value-type="float">
            <text:p>3.841</text:p>
          </table:table-cell>
          <table:table-cell table:formula="of:=[.E28]/[.$J$3]" office:value-type="float" office:value="0.396990274203384" calcext:value-type="float">
            <text:p>0.396990274203384</text:p>
          </table:table-cell>
          <table:table-cell table:formula="of:=AVERAGE([.B28];[.D28];[.F28])" office:value-type="float" office:value="0.448106690920867" calcext:value-type="float">
            <text:p>0.448106690920867</text:p>
          </table:table-cell>
          <table:table-cell table:formula="of:=AVERAGE([.B28];[.D28];[.F28])" office:value-type="float" office:value="0.448106690920867" calcext:value-type="float">
            <text:p>0.448106690920867</text:p>
          </table:table-cell>
          <table:table-cell table:number-columns-repeated="2"/>
        </table:table-row>
        <table:table-row table:style-name="ro1">
          <table:table-cell office:value-type="float" office:value="4.255" calcext:value-type="float">
            <text:p>4.255</text:p>
          </table:table-cell>
          <table:table-cell table:formula="of:=[.A29]/[.$J$3]" office:value-type="float" office:value="0.439779645075605" calcext:value-type="float">
            <text:p>0.439779645075605</text:p>
          </table:table-cell>
          <table:table-cell office:value-type="float" office:value="4.7301" calcext:value-type="float">
            <text:p>4.7301</text:p>
          </table:table-cell>
          <table:table-cell table:formula="of:=[.C29]/[.$J$3]" office:value-type="float" office:value="0.488884065610369" calcext:value-type="float">
            <text:p>0.488884065610369</text:p>
          </table:table-cell>
          <table:table-cell office:value-type="float" office:value="3.7766" calcext:value-type="float">
            <text:p>3.7766</text:p>
          </table:table-cell>
          <table:table-cell table:formula="of:=[.E29]/[.$J$3]" office:value-type="float" office:value="0.390334149845483" calcext:value-type="float">
            <text:p>0.390334149845483</text:p>
          </table:table-cell>
          <table:table-cell table:formula="of:=AVERAGE([.B29];[.D29];[.F29])" office:value-type="float" office:value="0.439665953510485" calcext:value-type="float">
            <text:p>0.439665953510485</text:p>
          </table:table-cell>
          <table:table-cell table:formula="of:=AVERAGE([.B29];[.D29];[.F29])" office:value-type="float" office:value="0.439665953510485" calcext:value-type="float">
            <text:p>0.439665953510485</text:p>
          </table:table-cell>
          <table:table-cell table:number-columns-repeated="2"/>
        </table:table-row>
        <table:table-row table:style-name="ro1">
          <table:table-cell office:value-type="float" office:value="4.1719" calcext:value-type="float">
            <text:p>4.1719</text:p>
          </table:table-cell>
          <table:table-cell table:formula="of:=[.A30]/[.$J$3]" office:value-type="float" office:value="0.431190764110674" calcext:value-type="float">
            <text:p>0.431190764110674</text:p>
          </table:table-cell>
          <table:table-cell office:value-type="float" office:value="4.6327" calcext:value-type="float">
            <text:p>4.6327</text:p>
          </table:table-cell>
          <table:table-cell table:formula="of:=[.C30]/[.$J$3]" office:value-type="float" office:value="0.478817194298885" calcext:value-type="float">
            <text:p>0.478817194298885</text:p>
          </table:table-cell>
          <table:table-cell office:value-type="float" office:value="3.7105" calcext:value-type="float">
            <text:p>3.7105</text:p>
          </table:table-cell>
          <table:table-cell table:formula="of:=[.E30]/[.$J$3]" office:value-type="float" office:value="0.383502320341488" calcext:value-type="float">
            <text:p>0.383502320341488</text:p>
          </table:table-cell>
          <table:table-cell table:formula="of:=AVERAGE([.B30];[.D30];[.F30])" office:value-type="float" office:value="0.431170092917016" calcext:value-type="float">
            <text:p>0.431170092917016</text:p>
          </table:table-cell>
          <table:table-cell table:formula="of:=AVERAGE([.B30];[.D30];[.F30])" office:value-type="float" office:value="0.431170092917016" calcext:value-type="float">
            <text:p>0.431170092917016</text:p>
          </table:table-cell>
          <table:table-cell table:number-columns-repeated="2"/>
        </table:table-row>
        <table:table-row table:style-name="ro1">
          <table:table-cell office:value-type="float" office:value="4.0887" calcext:value-type="float">
            <text:p>4.0887</text:p>
          </table:table-cell>
          <table:table-cell table:formula="of:=[.A31]/[.$J$3]" office:value-type="float" office:value="0.422591547548913" calcext:value-type="float">
            <text:p>0.422591547548913</text:p>
          </table:table-cell>
          <table:table-cell office:value-type="float" office:value="4.5352" calcext:value-type="float">
            <text:p>4.5352</text:p>
          </table:table-cell>
          <table:table-cell table:formula="of:=[.C31]/[.$J$3]" office:value-type="float" office:value="0.468739987390572" calcext:value-type="float">
            <text:p>0.468739987390572</text:p>
          </table:table-cell>
          <table:table-cell office:value-type="float" office:value="3.6443" calcext:value-type="float">
            <text:p>3.6443</text:p>
          </table:table-cell>
          <table:table-cell table:formula="of:=[.E31]/[.$J$3]" office:value-type="float" office:value="0.376660155240664" calcext:value-type="float">
            <text:p>0.376660155240664</text:p>
          </table:table-cell>
          <table:table-cell table:formula="of:=AVERAGE([.B31];[.D31];[.F31])" office:value-type="float" office:value="0.422663896726716" calcext:value-type="float">
            <text:p>0.422663896726716</text:p>
          </table:table-cell>
          <table:table-cell table:formula="of:=AVERAGE([.B31];[.D31];[.F31])" office:value-type="float" office:value="0.422663896726716" calcext:value-type="float">
            <text:p>0.422663896726716</text:p>
          </table:table-cell>
          <table:table-cell table:number-columns-repeated="2"/>
        </table:table-row>
        <table:table-row table:style-name="ro1">
          <table:table-cell office:value-type="float" office:value="4.0056" calcext:value-type="float">
            <text:p>4.0056</text:p>
          </table:table-cell>
          <table:table-cell table:formula="of:=[.A32]/[.$J$3]" office:value-type="float" office:value="0.414002666583982" calcext:value-type="float">
            <text:p>0.414002666583982</text:p>
          </table:table-cell>
          <table:table-cell office:value-type="float" office:value="4.4378" calcext:value-type="float">
            <text:p>4.4378</text:p>
          </table:table-cell>
          <table:table-cell table:formula="of:=[.C32]/[.$J$3]" office:value-type="float" office:value="0.458673116079088" calcext:value-type="float">
            <text:p>0.458673116079088</text:p>
          </table:table-cell>
          <table:table-cell office:value-type="float" office:value="3.5782" calcext:value-type="float">
            <text:p>3.5782</text:p>
          </table:table-cell>
          <table:table-cell table:formula="of:=[.E32]/[.$J$3]" office:value-type="float" office:value="0.36982832573667" calcext:value-type="float">
            <text:p>0.36982832573667</text:p>
          </table:table-cell>
          <table:table-cell table:formula="of:=AVERAGE([.B32];[.D32];[.F32])" office:value-type="float" office:value="0.414168036133247" calcext:value-type="float">
            <text:p>0.414168036133247</text:p>
          </table:table-cell>
          <table:table-cell table:formula="of:=AVERAGE([.B32];[.D32];[.F32])" office:value-type="float" office:value="0.414168036133247" calcext:value-type="float">
            <text:p>0.414168036133247</text:p>
          </table:table-cell>
          <table:table-cell table:number-columns-repeated="2"/>
        </table:table-row>
        <table:table-row table:style-name="ro1">
          <table:table-cell office:value-type="float" office:value="3.9225" calcext:value-type="float">
            <text:p>3.9225</text:p>
          </table:table-cell>
          <table:table-cell table:formula="of:=[.A33]/[.$J$3]" office:value-type="float" office:value="0.405413785619051" calcext:value-type="float">
            <text:p>0.405413785619051</text:p>
          </table:table-cell>
          <table:table-cell office:value-type="float" office:value="4.3403" calcext:value-type="float">
            <text:p>4.3403</text:p>
          </table:table-cell>
          <table:table-cell table:formula="of:=[.C33]/[.$J$3]" office:value-type="float" office:value="0.448595909170775" calcext:value-type="float">
            <text:p>0.448595909170775</text:p>
          </table:table-cell>
          <table:table-cell office:value-type="float" office:value="3.5121" calcext:value-type="float">
            <text:p>3.5121</text:p>
          </table:table-cell>
          <table:table-cell table:formula="of:=[.E33]/[.$J$3]" office:value-type="float" office:value="0.362996496232675" calcext:value-type="float">
            <text:p>0.362996496232675</text:p>
          </table:table-cell>
          <table:table-cell table:formula="of:=AVERAGE([.B33];[.D33];[.F33])" office:value-type="float" office:value="0.405668730340834" calcext:value-type="float">
            <text:p>0.405668730340834</text:p>
          </table:table-cell>
          <table:table-cell table:formula="of:=AVERAGE([.B33];[.D33];[.F33])" office:value-type="float" office:value="0.405668730340834" calcext:value-type="float">
            <text:p>0.405668730340834</text:p>
          </table:table-cell>
          <table:table-cell table:number-columns-repeated="2"/>
        </table:table-row>
        <table:table-row table:style-name="ro1">
          <table:table-cell office:value-type="float" office:value="3.8394" calcext:value-type="float">
            <text:p>3.8394</text:p>
          </table:table-cell>
          <table:table-cell table:formula="of:=[.A34]/[.$J$3]" office:value-type="float" office:value="0.396824904654119" calcext:value-type="float">
            <text:p>0.396824904654119</text:p>
          </table:table-cell>
          <table:table-cell office:value-type="float" office:value="4.2345" calcext:value-type="float">
            <text:p>4.2345</text:p>
          </table:table-cell>
          <table:table-cell table:formula="of:=[.C34]/[.$J$3]" office:value-type="float" office:value="0.437660847725652" calcext:value-type="float">
            <text:p>0.437660847725652</text:p>
          </table:table-cell>
          <table:table-cell office:value-type="float" office:value="3.4459" calcext:value-type="float">
            <text:p>3.4459</text:p>
          </table:table-cell>
          <table:table-cell table:formula="of:=[.E34]/[.$J$3]" office:value-type="float" office:value="0.356154331131851" calcext:value-type="float">
            <text:p>0.356154331131851</text:p>
          </table:table-cell>
          <table:table-cell table:formula="of:=AVERAGE([.B34];[.D34];[.F34])" office:value-type="float" office:value="0.396880027837207" calcext:value-type="float">
            <text:p>0.396880027837207</text:p>
          </table:table-cell>
          <table:table-cell table:formula="of:=AVERAGE([.B34];[.D34];[.F34])" office:value-type="float" office:value="0.396880027837207" calcext:value-type="float">
            <text:p>0.396880027837207</text:p>
          </table:table-cell>
          <table:table-cell table:number-columns-repeated="2"/>
        </table:table-row>
        <table:table-row table:style-name="ro1">
          <table:table-cell office:value-type="float" office:value="3.7503" calcext:value-type="float">
            <text:p>3.7503</text:p>
          </table:table-cell>
          <table:table-cell table:formula="of:=[.A35]/[.$J$3]" office:value-type="float" office:value="0.387615887879446" calcext:value-type="float">
            <text:p>0.387615887879446</text:p>
          </table:table-cell>
          <table:table-cell office:value-type="float" office:value="4.1301" calcext:value-type="float">
            <text:p>4.1301</text:p>
          </table:table-cell>
          <table:table-cell table:formula="of:=[.C35]/[.$J$3]" office:value-type="float" office:value="0.426870484636135" calcext:value-type="float">
            <text:p>0.426870484636135</text:p>
          </table:table-cell>
          <table:table-cell office:value-type="float" office:value="3.3827" calcext:value-type="float">
            <text:p>3.3827</text:p>
          </table:table-cell>
          <table:table-cell table:formula="of:=[.E35]/[.$J$3]" office:value-type="float" office:value="0.349622233935899" calcext:value-type="float">
            <text:p>0.349622233935899</text:p>
          </table:table-cell>
          <table:table-cell table:formula="of:=AVERAGE([.B35];[.D35];[.F35])" office:value-type="float" office:value="0.388036202150493" calcext:value-type="float">
            <text:p>0.388036202150493</text:p>
          </table:table-cell>
          <table:table-cell table:formula="of:=AVERAGE([.B35];[.D35];[.F35])" office:value-type="float" office:value="0.388036202150493" calcext:value-type="float">
            <text:p>0.388036202150493</text:p>
          </table:table-cell>
          <table:table-cell table:number-columns-repeated="2"/>
        </table:table-row>
        <table:table-row table:style-name="ro1">
          <table:table-cell office:value-type="float" office:value="3.6792" calcext:value-type="float">
            <text:p>3.6792</text:p>
          </table:table-cell>
          <table:table-cell table:formula="of:=[.A36]/[.$J$3]" office:value-type="float" office:value="0.380267278533999" calcext:value-type="float">
            <text:p>0.380267278533999</text:p>
          </table:table-cell>
          <table:table-cell office:value-type="float" office:value="4.0442" calcext:value-type="float">
            <text:p>4.0442</text:p>
          </table:table-cell>
          <table:table-cell table:formula="of:=[.C36]/[.$J$3]" office:value-type="float" office:value="0.417992206959991" calcext:value-type="float">
            <text:p>0.417992206959991</text:p>
          </table:table-cell>
          <table:table-cell office:value-type="float" office:value="3.3302" calcext:value-type="float">
            <text:p>3.3302</text:p>
          </table:table-cell>
          <table:table-cell table:formula="of:=[.E36]/[.$J$3]" office:value-type="float" office:value="0.344196045600653" calcext:value-type="float">
            <text:p>0.344196045600653</text:p>
          </table:table-cell>
          <table:table-cell table:formula="of:=AVERAGE([.B36];[.D36];[.F36])" office:value-type="float" office:value="0.380818510364881" calcext:value-type="float">
            <text:p>0.380818510364881</text:p>
          </table:table-cell>
          <table:table-cell table:formula="of:=AVERAGE([.B36];[.D36];[.F36])" office:value-type="float" office:value="0.380818510364881" calcext:value-type="float">
            <text:p>0.380818510364881</text:p>
          </table:table-cell>
          <table:table-cell table:number-columns-repeated="2"/>
        </table:table-row>
        <table:table-row table:style-name="ro1">
          <table:table-cell office:value-type="float" office:value="3.6082" calcext:value-type="float">
            <text:p>3.6082</text:p>
          </table:table-cell>
          <table:table-cell table:formula="of:=[.A37]/[.$J$3]" office:value-type="float" office:value="0.372929004785381" calcext:value-type="float">
            <text:p>0.372929004785381</text:p>
          </table:table-cell>
          <table:table-cell office:value-type="float" office:value="3.9583" calcext:value-type="float">
            <text:p>3.9583</text:p>
          </table:table-cell>
          <table:table-cell table:formula="of:=[.C37]/[.$J$3]" office:value-type="float" office:value="0.409113929283846" calcext:value-type="float">
            <text:p>0.409113929283846</text:p>
          </table:table-cell>
          <table:table-cell office:value-type="float" office:value="3.2725" calcext:value-type="float">
            <text:p>3.2725</text:p>
          </table:table-cell>
          <table:table-cell table:formula="of:=[.E37]/[.$J$3]" office:value-type="float" office:value="0.338232406230298" calcext:value-type="float">
            <text:p>0.338232406230298</text:p>
          </table:table-cell>
          <table:table-cell table:formula="of:=AVERAGE([.B37];[.D37];[.F37])" office:value-type="float" office:value="0.373425113433175" calcext:value-type="float">
            <text:p>0.373425113433175</text:p>
          </table:table-cell>
          <table:table-cell table:formula="of:=AVERAGE([.B37];[.D37];[.F37])" office:value-type="float" office:value="0.373425113433175" calcext:value-type="float">
            <text:p>0.373425113433175</text:p>
          </table:table-cell>
          <table:table-cell table:number-columns-repeated="2"/>
        </table:table-row>
        <table:table-row table:style-name="ro1">
          <table:table-cell office:value-type="float" office:value="3.5372" calcext:value-type="float">
            <text:p>3.5372</text:p>
          </table:table-cell>
          <table:table-cell table:formula="of:=[.A38]/[.$J$3]" office:value-type="float" office:value="0.365590731036764" calcext:value-type="float">
            <text:p>0.365590731036764</text:p>
          </table:table-cell>
          <table:table-cell office:value-type="float" office:value="3.8725" calcext:value-type="float">
            <text:p>3.8725</text:p>
          </table:table-cell>
          <table:table-cell table:formula="of:=[.C38]/[.$J$3]" office:value-type="float" office:value="0.400245987204531" calcext:value-type="float">
            <text:p>0.400245987204531</text:p>
          </table:table-cell>
          <table:table-cell office:value-type="float" office:value="3.2148" calcext:value-type="float">
            <text:p>3.2148</text:p>
          </table:table-cell>
          <table:table-cell table:formula="of:=[.E38]/[.$J$3]" office:value-type="float" office:value="0.332268766859942" calcext:value-type="float">
            <text:p>0.332268766859942</text:p>
          </table:table-cell>
          <table:table-cell table:formula="of:=AVERAGE([.B38];[.D38];[.F38])" office:value-type="float" office:value="0.366035161700412" calcext:value-type="float">
            <text:p>0.366035161700412</text:p>
          </table:table-cell>
          <table:table-cell table:formula="of:=AVERAGE([.B38];[.D38];[.F38])" office:value-type="float" office:value="0.366035161700412" calcext:value-type="float">
            <text:p>0.366035161700412</text:p>
          </table:table-cell>
          <table:table-cell table:number-columns-repeated="2"/>
        </table:table-row>
        <table:table-row table:style-name="ro1">
          <table:table-cell office:value-type="float" office:value="3.4661" calcext:value-type="float">
            <text:p>3.4661</text:p>
          </table:table-cell>
          <table:table-cell table:formula="of:=[.A39]/[.$J$3]" office:value-type="float" office:value="0.358242121691317" calcext:value-type="float">
            <text:p>0.358242121691317</text:p>
          </table:table-cell>
          <table:table-cell office:value-type="float" office:value="3.7866" calcext:value-type="float">
            <text:p>3.7866</text:p>
          </table:table-cell>
          <table:table-cell table:formula="of:=[.C39]/[.$J$3]" office:value-type="float" office:value="0.391367709528387" calcext:value-type="float">
            <text:p>0.391367709528387</text:p>
          </table:table-cell>
          <table:table-cell office:value-type="float" office:value="3.1572" calcext:value-type="float">
            <text:p>3.1572</text:p>
          </table:table-cell>
          <table:table-cell table:formula="of:=[.E39]/[.$J$3]" office:value-type="float" office:value="0.326315463086416" calcext:value-type="float">
            <text:p>0.326315463086416</text:p>
          </table:table-cell>
          <table:table-cell table:formula="of:=AVERAGE([.B39];[.D39];[.F39])" office:value-type="float" office:value="0.358641764768707" calcext:value-type="float">
            <text:p>0.358641764768707</text:p>
          </table:table-cell>
          <table:table-cell table:formula="of:=AVERAGE([.B39];[.D39];[.F39])" office:value-type="float" office:value="0.358641764768707" calcext:value-type="float">
            <text:p>0.358641764768707</text:p>
          </table:table-cell>
          <table:table-cell table:number-columns-repeated="2"/>
        </table:table-row>
        <table:table-row table:style-name="ro1">
          <table:table-cell office:value-type="float" office:value="3.3951" calcext:value-type="float">
            <text:p>3.3951</text:p>
          </table:table-cell>
          <table:table-cell table:formula="of:=[.A40]/[.$J$3]" office:value-type="float" office:value="0.350903847942699" calcext:value-type="float">
            <text:p>0.350903847942699</text:p>
          </table:table-cell>
          <table:table-cell office:value-type="float" office:value="3.7007" calcext:value-type="float">
            <text:p>3.7007</text:p>
          </table:table-cell>
          <table:table-cell table:formula="of:=[.C40]/[.$J$3]" office:value-type="float" office:value="0.382489431852242" calcext:value-type="float">
            <text:p>0.382489431852242</text:p>
          </table:table-cell>
          <table:table-cell office:value-type="float" office:value="3.0995" calcext:value-type="float">
            <text:p>3.0995</text:p>
          </table:table-cell>
          <table:table-cell table:formula="of:=[.E40]/[.$J$3]" office:value-type="float" office:value="0.32035182371606" calcext:value-type="float">
            <text:p>0.32035182371606</text:p>
          </table:table-cell>
          <table:table-cell table:formula="of:=AVERAGE([.B40];[.D40];[.F40])" office:value-type="float" office:value="0.351248367837001" calcext:value-type="float">
            <text:p>0.351248367837001</text:p>
          </table:table-cell>
          <table:table-cell table:formula="of:=AVERAGE([.B40];[.D40];[.F40])" office:value-type="float" office:value="0.351248367837001" calcext:value-type="float">
            <text:p>0.351248367837001</text:p>
          </table:table-cell>
          <table:table-cell table:number-columns-repeated="2"/>
        </table:table-row>
        <table:table-row table:style-name="ro1">
          <table:table-cell office:value-type="float" office:value="3.324" calcext:value-type="float">
            <text:p>3.324</text:p>
          </table:table-cell>
          <table:table-cell table:formula="of:=[.A41]/[.$J$3]" office:value-type="float" office:value="0.343555238597253" calcext:value-type="float">
            <text:p>0.343555238597253</text:p>
          </table:table-cell>
          <table:table-cell office:value-type="float" office:value="3.6086" calcext:value-type="float">
            <text:p>3.6086</text:p>
          </table:table-cell>
          <table:table-cell table:formula="of:=[.C41]/[.$J$3]" office:value-type="float" office:value="0.372970347172697" calcext:value-type="float">
            <text:p>0.372970347172697</text:p>
          </table:table-cell>
          <table:table-cell office:value-type="float" office:value="3.0418" calcext:value-type="float">
            <text:p>3.0418</text:p>
          </table:table-cell>
          <table:table-cell table:formula="of:=[.E41]/[.$J$3]" office:value-type="float" office:value="0.314388184345705" calcext:value-type="float">
            <text:p>0.314388184345705</text:p>
          </table:table-cell>
          <table:table-cell table:formula="of:=AVERAGE([.B41];[.D41];[.F41])" office:value-type="float" office:value="0.343637923371885" calcext:value-type="float">
            <text:p>0.343637923371885</text:p>
          </table:table-cell>
          <table:table-cell table:formula="of:=AVERAGE([.B41];[.D41];[.F41])" office:value-type="float" office:value="0.343637923371885" calcext:value-type="float">
            <text:p>0.343637923371885</text:p>
          </table:table-cell>
          <table:table-cell table:number-columns-repeated="2"/>
        </table:table-row>
        <table:table-row table:style-name="ro1">
          <table:table-cell office:value-type="float" office:value="3.2477" calcext:value-type="float">
            <text:p>3.2477</text:p>
          </table:table-cell>
          <table:table-cell table:formula="of:=[.A42]/[.$J$3]" office:value-type="float" office:value="0.335669178216696" calcext:value-type="float">
            <text:p>0.335669178216696</text:p>
          </table:table-cell>
          <table:table-cell office:value-type="float" office:value="3.5103" calcext:value-type="float">
            <text:p>3.5103</text:p>
          </table:table-cell>
          <table:table-cell table:formula="of:=[.C42]/[.$J$3]" office:value-type="float" office:value="0.362810455489752" calcext:value-type="float">
            <text:p>0.362810455489752</text:p>
          </table:table-cell>
          <table:table-cell office:value-type="float" office:value="2.9841" calcext:value-type="float">
            <text:p>2.9841</text:p>
          </table:table-cell>
          <table:table-cell table:formula="of:=[.E42]/[.$J$3]" office:value-type="float" office:value="0.30842454497535" calcext:value-type="float">
            <text:p>0.30842454497535</text:p>
          </table:table-cell>
          <table:table-cell table:formula="of:=AVERAGE([.B42];[.D42];[.F42])" office:value-type="float" office:value="0.335634726227266" calcext:value-type="float">
            <text:p>0.335634726227266</text:p>
          </table:table-cell>
          <table:table-cell table:formula="of:=AVERAGE([.B42];[.D42];[.F42])" office:value-type="float" office:value="0.335634726227266" calcext:value-type="float">
            <text:p>0.335634726227266</text:p>
          </table:table-cell>
          <table:table-cell table:number-columns-repeated="2"/>
        </table:table-row>
        <table:table-row table:style-name="ro1">
          <table:table-cell office:value-type="float" office:value="3.1864" calcext:value-type="float">
            <text:p>3.1864</text:p>
          </table:table-cell>
          <table:table-cell table:formula="of:=[.A43]/[.$J$3]" office:value-type="float" office:value="0.329333457360495" calcext:value-type="float">
            <text:p>0.329333457360495</text:p>
          </table:table-cell>
          <table:table-cell office:value-type="float" office:value="3.4399" calcext:value-type="float">
            <text:p>3.4399</text:p>
          </table:table-cell>
          <table:table-cell table:formula="of:=[.C43]/[.$J$3]" office:value-type="float" office:value="0.355534195322109" calcext:value-type="float">
            <text:p>0.355534195322109</text:p>
          </table:table-cell>
          <table:table-cell office:value-type="float" office:value="2.9604" calcext:value-type="float">
            <text:p>2.9604</text:p>
          </table:table-cell>
          <table:table-cell table:formula="of:=[.E43]/[.$J$3]" office:value-type="float" office:value="0.305975008526867" calcext:value-type="float">
            <text:p>0.305975008526867</text:p>
          </table:table-cell>
          <table:table-cell table:formula="of:=AVERAGE([.B43];[.D43];[.F43])" office:value-type="float" office:value="0.330280887069824" calcext:value-type="float">
            <text:p>0.330280887069824</text:p>
          </table:table-cell>
          <table:table-cell table:formula="of:=AVERAGE([.B43];[.D43];[.F43])" office:value-type="float" office:value="0.330280887069824" calcext:value-type="float">
            <text:p>0.330280887069824</text:p>
          </table:table-cell>
          <table:table-cell table:number-columns-repeated="2"/>
        </table:table-row>
        <table:table-row table:style-name="ro1">
          <table:table-cell office:value-type="float" office:value="3.1307" calcext:value-type="float">
            <text:p>3.1307</text:p>
          </table:table-cell>
          <table:table-cell table:formula="of:=[.A44]/[.$J$3]" office:value-type="float" office:value="0.323576529926721" calcext:value-type="float">
            <text:p>0.323576529926721</text:p>
          </table:table-cell>
          <table:table-cell office:value-type="float" office:value="3.3758" calcext:value-type="float">
            <text:p>3.3758</text:p>
          </table:table-cell>
          <table:table-cell table:formula="of:=[.C44]/[.$J$3]" office:value-type="float" office:value="0.348909077754695" calcext:value-type="float">
            <text:p>0.348909077754695</text:p>
          </table:table-cell>
          <table:table-cell office:value-type="float" office:value="2.9185" calcext:value-type="float">
            <text:p>2.9185</text:p>
          </table:table-cell>
          <table:table-cell table:formula="of:=[.E44]/[.$J$3]" office:value-type="float" office:value="0.3016443934555" calcext:value-type="float">
            <text:p>0.3016443934555</text:p>
          </table:table-cell>
          <table:table-cell table:formula="of:=AVERAGE([.B44];[.D44];[.F44])" office:value-type="float" office:value="0.324710000378972" calcext:value-type="float">
            <text:p>0.324710000378972</text:p>
          </table:table-cell>
          <table:table-cell table:formula="of:=AVERAGE([.B44];[.D44];[.F44])" office:value-type="float" office:value="0.324710000378972" calcext:value-type="float">
            <text:p>0.324710000378972</text:p>
          </table:table-cell>
          <table:table-cell table:number-columns-repeated="2"/>
        </table:table-row>
        <table:table-row table:style-name="ro1">
          <table:table-cell office:value-type="float" office:value="3.075" calcext:value-type="float">
            <text:p>3.075</text:p>
          </table:table-cell>
          <table:table-cell table:formula="of:=[.A45]/[.$J$3]" office:value-type="float" office:value="0.317819602492946" calcext:value-type="float">
            <text:p>0.317819602492946</text:p>
          </table:table-cell>
          <table:table-cell office:value-type="float" office:value="3.3117" calcext:value-type="float">
            <text:p>3.3117</text:p>
          </table:table-cell>
          <table:table-cell table:formula="of:=[.C45]/[.$J$3]" office:value-type="float" office:value="0.342283960187281" calcext:value-type="float">
            <text:p>0.342283960187281</text:p>
          </table:table-cell>
          <table:table-cell office:value-type="float" office:value="2.8766" calcext:value-type="float">
            <text:p>2.8766</text:p>
          </table:table-cell>
          <table:table-cell table:formula="of:=[.E45]/[.$J$3]" office:value-type="float" office:value="0.297313778384133" calcext:value-type="float">
            <text:p>0.297313778384133</text:p>
          </table:table-cell>
          <table:table-cell table:formula="of:=AVERAGE([.B45];[.D45];[.F45])" office:value-type="float" office:value="0.31913911368812" calcext:value-type="float">
            <text:p>0.31913911368812</text:p>
          </table:table-cell>
          <table:table-cell table:formula="of:=AVERAGE([.B45];[.D45];[.F45])" office:value-type="float" office:value="0.31913911368812" calcext:value-type="float">
            <text:p>0.31913911368812</text:p>
          </table:table-cell>
          <table:table-cell table:number-columns-repeated="2"/>
        </table:table-row>
        <table:table-row table:style-name="ro1">
          <table:table-cell office:value-type="float" office:value="3.0193" calcext:value-type="float">
            <text:p>3.0193</text:p>
          </table:table-cell>
          <table:table-cell table:formula="of:=[.A46]/[.$J$3]" office:value-type="float" office:value="0.312062675059171" calcext:value-type="float">
            <text:p>0.312062675059171</text:p>
          </table:table-cell>
          <table:table-cell office:value-type="float" office:value="3.2476" calcext:value-type="float">
            <text:p>3.2476</text:p>
          </table:table-cell>
          <table:table-cell table:formula="of:=[.C46]/[.$J$3]" office:value-type="float" office:value="0.335658842619867" calcext:value-type="float">
            <text:p>0.335658842619867</text:p>
          </table:table-cell>
          <table:table-cell office:value-type="float" office:value="2.8347" calcext:value-type="float">
            <text:p>2.8347</text:p>
          </table:table-cell>
          <table:table-cell table:formula="of:=[.E46]/[.$J$3]" office:value-type="float" office:value="0.292983163312765" calcext:value-type="float">
            <text:p>0.292983163312765</text:p>
          </table:table-cell>
          <table:table-cell table:formula="of:=AVERAGE([.B46];[.D46];[.F46])" office:value-type="float" office:value="0.313568226997268" calcext:value-type="float">
            <text:p>0.313568226997268</text:p>
          </table:table-cell>
          <table:table-cell table:formula="of:=AVERAGE([.B46];[.D46];[.F46])" office:value-type="float" office:value="0.313568226997268" calcext:value-type="float">
            <text:p>0.313568226997268</text:p>
          </table:table-cell>
          <table:table-cell table:number-columns-repeated="2"/>
        </table:table-row>
        <table:table-row table:style-name="ro1">
          <table:table-cell office:value-type="float" office:value="2.9636" calcext:value-type="float">
            <text:p>2.9636</text:p>
          </table:table-cell>
          <table:table-cell table:formula="of:=[.A47]/[.$J$3]" office:value-type="float" office:value="0.306305747625397" calcext:value-type="float">
            <text:p>0.306305747625397</text:p>
          </table:table-cell>
          <table:table-cell office:value-type="float" office:value="3.1835" calcext:value-type="float">
            <text:p>3.1835</text:p>
          </table:table-cell>
          <table:table-cell table:formula="of:=[.C47]/[.$J$3]" office:value-type="float" office:value="0.329033725052453" calcext:value-type="float">
            <text:p>0.329033725052453</text:p>
          </table:table-cell>
          <table:table-cell office:value-type="float" office:value="2.7928" calcext:value-type="float">
            <text:p>2.7928</text:p>
          </table:table-cell>
          <table:table-cell table:formula="of:=[.E47]/[.$J$3]" office:value-type="float" office:value="0.288652548241398" calcext:value-type="float">
            <text:p>0.288652548241398</text:p>
          </table:table-cell>
          <table:table-cell table:formula="of:=AVERAGE([.B47];[.D47];[.F47])" office:value-type="float" office:value="0.307997340306416" calcext:value-type="float">
            <text:p>0.307997340306416</text:p>
          </table:table-cell>
          <table:table-cell table:formula="of:=AVERAGE([.B47];[.D47];[.F47])" office:value-type="float" office:value="0.307997340306416" calcext:value-type="float">
            <text:p>0.307997340306416</text:p>
          </table:table-cell>
          <table:table-cell table:number-columns-repeated="2"/>
        </table:table-row>
        <table:table-row table:style-name="ro1">
          <table:table-cell office:value-type="float" office:value="2.9079" calcext:value-type="float">
            <text:p>2.9079</text:p>
          </table:table-cell>
          <table:table-cell table:formula="of:=[.A48]/[.$J$3]" office:value-type="float" office:value="0.300548820191622" calcext:value-type="float">
            <text:p>0.300548820191622</text:p>
          </table:table-cell>
          <table:table-cell office:value-type="float" office:value="3.118" calcext:value-type="float">
            <text:p>3.118</text:p>
          </table:table-cell>
          <table:table-cell table:formula="of:=[.C48]/[.$J$3]" office:value-type="float" office:value="0.322263909129433" calcext:value-type="float">
            <text:p>0.322263909129433</text:p>
          </table:table-cell>
          <table:table-cell office:value-type="float" office:value="2.7509" calcext:value-type="float">
            <text:p>2.7509</text:p>
          </table:table-cell>
          <table:table-cell table:formula="of:=[.E48]/[.$J$3]" office:value-type="float" office:value="0.284321933170031" calcext:value-type="float">
            <text:p>0.284321933170031</text:p>
          </table:table-cell>
          <table:table-cell table:formula="of:=AVERAGE([.B48];[.D48];[.F48])" office:value-type="float" office:value="0.302378220830362" calcext:value-type="float">
            <text:p>0.302378220830362</text:p>
          </table:table-cell>
          <table:table-cell table:formula="of:=AVERAGE([.B48];[.D48];[.F48])" office:value-type="float" office:value="0.302378220830362" calcext:value-type="float">
            <text:p>0.302378220830362</text:p>
          </table:table-cell>
          <table:table-cell table:number-columns-repeated="2"/>
        </table:table-row>
        <table:table-row table:style-name="ro1">
          <table:table-cell office:value-type="float" office:value="2.852" calcext:value-type="float">
            <text:p>2.852</text:p>
          </table:table-cell>
          <table:table-cell table:formula="of:=[.A49]/[.$J$3]" office:value-type="float" office:value="0.294771221564189" calcext:value-type="float">
            <text:p>0.294771221564189</text:p>
          </table:table-cell>
          <table:table-cell office:value-type="float" office:value="3.0456" calcext:value-type="float">
            <text:p>3.0456</text:p>
          </table:table-cell>
          <table:table-cell table:formula="of:=[.C49]/[.$J$3]" office:value-type="float" office:value="0.314780937025208" calcext:value-type="float">
            <text:p>0.314780937025208</text:p>
          </table:table-cell>
          <table:table-cell office:value-type="float" office:value="2.709" calcext:value-type="float">
            <text:p>2.709</text:p>
          </table:table-cell>
          <table:table-cell table:formula="of:=[.E49]/[.$J$3]" office:value-type="float" office:value="0.279991318098664" calcext:value-type="float">
            <text:p>0.279991318098664</text:p>
          </table:table-cell>
          <table:table-cell table:formula="of:=AVERAGE([.B49];[.D49];[.F49])" office:value-type="float" office:value="0.296514492229354" calcext:value-type="float">
            <text:p>0.296514492229354</text:p>
          </table:table-cell>
          <table:table-cell table:formula="of:=AVERAGE([.B49];[.D49];[.F49])" office:value-type="float" office:value="0.296514492229354" calcext:value-type="float">
            <text:p>0.296514492229354</text:p>
          </table:table-cell>
          <table:table-cell table:number-columns-repeated="2"/>
        </table:table-row>
        <table:table-row table:style-name="ro1">
          <table:table-cell office:value-type="float" office:value="2.8209" calcext:value-type="float">
            <text:p>2.8209</text:p>
          </table:table-cell>
          <table:table-cell table:formula="of:=[.A50]/[.$J$3]" office:value-type="float" office:value="0.291556850950358" calcext:value-type="float">
            <text:p>0.291556850950358</text:p>
          </table:table-cell>
          <table:table-cell office:value-type="float" office:value="2.9923" calcext:value-type="float">
            <text:p>2.9923</text:p>
          </table:table-cell>
          <table:table-cell table:formula="of:=[.C50]/[.$J$3]" office:value-type="float" office:value="0.309272063915331" calcext:value-type="float">
            <text:p>0.309272063915331</text:p>
          </table:table-cell>
          <table:table-cell office:value-type="float" office:value="2.7603" calcext:value-type="float">
            <text:p>2.7603</text:p>
          </table:table-cell>
          <table:table-cell table:formula="of:=[.E50]/[.$J$3]" office:value-type="float" office:value="0.285293479271961" calcext:value-type="float">
            <text:p>0.285293479271961</text:p>
          </table:table-cell>
          <table:table-cell table:formula="of:=AVERAGE([.B50];[.D50];[.F50])" office:value-type="float" office:value="0.295374131379216" calcext:value-type="float">
            <text:p>0.295374131379216</text:p>
          </table:table-cell>
          <table:table-cell table:formula="of:=AVERAGE([.B50];[.D50];[.F50])" office:value-type="float" office:value="0.295374131379216" calcext:value-type="float">
            <text:p>0.295374131379216</text:p>
          </table:table-cell>
          <table:table-cell table:number-columns-repeated="2"/>
        </table:table-row>
        <table:table-row table:style-name="ro1">
          <table:table-cell office:value-type="float" office:value="2.8253" calcext:value-type="float">
            <text:p>2.8253</text:p>
          </table:table-cell>
          <table:table-cell table:formula="of:=[.A51]/[.$J$3]" office:value-type="float" office:value="0.292011617210836" calcext:value-type="float">
            <text:p>0.292011617210836</text:p>
          </table:table-cell>
          <table:table-cell office:value-type="float" office:value="2.9594" calcext:value-type="float">
            <text:p>2.9594</text:p>
          </table:table-cell>
          <table:table-cell table:formula="of:=[.C51]/[.$J$3]" office:value-type="float" office:value="0.305871652558577" calcext:value-type="float">
            <text:p>0.305871652558577</text:p>
          </table:table-cell>
          <table:table-cell office:value-type="float" office:value="2.8371" calcext:value-type="float">
            <text:p>2.8371</text:p>
          </table:table-cell>
          <table:table-cell table:formula="of:=[.E51]/[.$J$3]" office:value-type="float" office:value="0.293231217636662" calcext:value-type="float">
            <text:p>0.293231217636662</text:p>
          </table:table-cell>
          <table:table-cell table:formula="of:=AVERAGE([.B51];[.D51];[.F51])" office:value-type="float" office:value="0.297038162468692" calcext:value-type="float">
            <text:p>0.297038162468692</text:p>
          </table:table-cell>
          <table:table-cell table:formula="of:=AVERAGE([.B51];[.D51];[.F51])" office:value-type="float" office:value="0.297038162468692" calcext:value-type="float">
            <text:p>0.297038162468692</text:p>
          </table:table-cell>
          <table:table-cell table:number-columns-repeated="2"/>
        </table:table-row>
        <table:table-row table:style-name="ro1">
          <table:table-cell office:value-type="float" office:value="2.8298" calcext:value-type="float">
            <text:p>2.8298</text:p>
          </table:table-cell>
          <table:table-cell table:formula="of:=[.A52]/[.$J$3]" office:value-type="float" office:value="0.292476719068143" calcext:value-type="float">
            <text:p>0.292476719068143</text:p>
          </table:table-cell>
          <table:table-cell office:value-type="float" office:value="2.9266" calcext:value-type="float">
            <text:p>2.9266</text:p>
          </table:table-cell>
          <table:table-cell table:formula="of:=[.C52]/[.$J$3]" office:value-type="float" office:value="0.302481576798652" calcext:value-type="float">
            <text:p>0.302481576798652</text:p>
          </table:table-cell>
          <table:table-cell office:value-type="float" office:value="2.9042" calcext:value-type="float">
            <text:p>2.9042</text:p>
          </table:table-cell>
          <table:table-cell table:formula="of:=[.E52]/[.$J$3]" office:value-type="float" office:value="0.300166403108947" calcext:value-type="float">
            <text:p>0.300166403108947</text:p>
          </table:table-cell>
          <table:table-cell table:formula="of:=AVERAGE([.B52];[.D52];[.F52])" office:value-type="float" office:value="0.298374899658581" calcext:value-type="float">
            <text:p>0.298374899658581</text:p>
          </table:table-cell>
          <table:table-cell table:formula="of:=AVERAGE([.B52];[.D52];[.F52])" office:value-type="float" office:value="0.298374899658581" calcext:value-type="float">
            <text:p>0.298374899658581</text:p>
          </table:table-cell>
          <table:table-cell table:number-columns-repeated="2"/>
        </table:table-row>
        <table:table-row table:style-name="ro1">
          <table:table-cell office:value-type="float" office:value="2.8342" calcext:value-type="float">
            <text:p>2.8342</text:p>
          </table:table-cell>
          <table:table-cell table:formula="of:=[.A53]/[.$J$3]" office:value-type="float" office:value="0.29293148532862" calcext:value-type="float">
            <text:p>0.29293148532862</text:p>
          </table:table-cell>
          <table:table-cell office:value-type="float" office:value="2.8937" calcext:value-type="float">
            <text:p>2.8937</text:p>
          </table:table-cell>
          <table:table-cell table:formula="of:=[.C53]/[.$J$3]" office:value-type="float" office:value="0.299081165441898" calcext:value-type="float">
            <text:p>0.299081165441898</text:p>
          </table:table-cell>
          <table:table-cell office:value-type="float" office:value="2.9713" calcext:value-type="float">
            <text:p>2.9713</text:p>
          </table:table-cell>
          <table:table-cell table:formula="of:=[.E53]/[.$J$3]" office:value-type="float" office:value="0.307101588581233" calcext:value-type="float">
            <text:p>0.307101588581233</text:p>
          </table:table-cell>
          <table:table-cell table:formula="of:=AVERAGE([.B53];[.D53];[.F53])" office:value-type="float" office:value="0.299704746450584" calcext:value-type="float">
            <text:p>0.299704746450584</text:p>
          </table:table-cell>
          <table:table-cell table:formula="of:=AVERAGE([.B53];[.D53];[.F53])" office:value-type="float" office:value="0.299704746450584" calcext:value-type="float">
            <text:p>0.299704746450584</text:p>
          </table:table-cell>
          <table:table-cell table:number-columns-repeated="2"/>
        </table:table-row>
        <table:table-row table:style-name="ro1">
          <table:table-cell office:value-type="float" office:value="2.8387" calcext:value-type="float">
            <text:p>2.8387</text:p>
          </table:table-cell>
          <table:table-cell table:formula="of:=[.A54]/[.$J$3]" office:value-type="float" office:value="0.293396587185927" calcext:value-type="float">
            <text:p>0.293396587185927</text:p>
          </table:table-cell>
          <table:table-cell office:value-type="float" office:value="2.8609" calcext:value-type="float">
            <text:p>2.8609</text:p>
          </table:table-cell>
          <table:table-cell table:formula="of:=[.C54]/[.$J$3]" office:value-type="float" office:value="0.295691089681974" calcext:value-type="float">
            <text:p>0.295691089681974</text:p>
          </table:table-cell>
          <table:table-cell office:value-type="float" office:value="3.0384" calcext:value-type="float">
            <text:p>3.0384</text:p>
          </table:table-cell>
          <table:table-cell table:formula="of:=[.E54]/[.$J$3]" office:value-type="float" office:value="0.314036774053518" calcext:value-type="float">
            <text:p>0.314036774053518</text:p>
          </table:table-cell>
          <table:table-cell table:formula="of:=AVERAGE([.B54];[.D54];[.F54])" office:value-type="float" office:value="0.301041483640473" calcext:value-type="float">
            <text:p>0.301041483640473</text:p>
          </table:table-cell>
          <table:table-cell table:formula="of:=AVERAGE([.B54];[.D54];[.F54])" office:value-type="float" office:value="0.301041483640473" calcext:value-type="float">
            <text:p>0.301041483640473</text:p>
          </table:table-cell>
          <table:table-cell table:number-columns-repeated="2"/>
        </table:table-row>
        <table:table-row table:style-name="ro1">
          <table:table-cell office:value-type="float" office:value="2.8431" calcext:value-type="float">
            <text:p>2.8431</text:p>
          </table:table-cell>
          <table:table-cell table:formula="of:=[.A55]/[.$J$3]" office:value-type="float" office:value="0.293851353446405" calcext:value-type="float">
            <text:p>0.293851353446405</text:p>
          </table:table-cell>
          <table:table-cell office:value-type="float" office:value="2.828" calcext:value-type="float">
            <text:p>2.828</text:p>
          </table:table-cell>
          <table:table-cell table:formula="of:=[.C55]/[.$J$3]" office:value-type="float" office:value="0.29229067832522" calcext:value-type="float">
            <text:p>0.29229067832522</text:p>
          </table:table-cell>
          <table:table-cell office:value-type="float" office:value="3.1055" calcext:value-type="float">
            <text:p>3.1055</text:p>
          </table:table-cell>
          <table:table-cell table:formula="of:=[.E55]/[.$J$3]" office:value-type="float" office:value="0.320971959525803" calcext:value-type="float">
            <text:p>0.320971959525803</text:p>
          </table:table-cell>
          <table:table-cell table:formula="of:=AVERAGE([.B55];[.D55];[.F55])" office:value-type="float" office:value="0.302371330432476" calcext:value-type="float">
            <text:p>0.302371330432476</text:p>
          </table:table-cell>
          <table:table-cell table:formula="of:=AVERAGE([.B55];[.D55];[.F55])" office:value-type="float" office:value="0.302371330432476" calcext:value-type="float">
            <text:p>0.302371330432476</text:p>
          </table:table-cell>
          <table:table-cell table:number-columns-repeated="2"/>
        </table:table-row>
        <table:table-row table:style-name="ro1">
          <table:table-cell office:value-type="float" office:value="2.8476" calcext:value-type="float">
            <text:p>2.8476</text:p>
          </table:table-cell>
          <table:table-cell table:formula="of:=[.A56]/[.$J$3]" office:value-type="float" office:value="0.294316455303711" calcext:value-type="float">
            <text:p>0.294316455303711</text:p>
          </table:table-cell>
          <table:table-cell office:value-type="float" office:value="2.7789" calcext:value-type="float">
            <text:p>2.7789</text:p>
          </table:table-cell>
          <table:table-cell table:formula="of:=[.C56]/[.$J$3]" office:value-type="float" office:value="0.287215900282162" calcext:value-type="float">
            <text:p>0.287215900282162</text:p>
          </table:table-cell>
          <table:table-cell office:value-type="float" office:value="3.1726" calcext:value-type="float">
            <text:p>3.1726</text:p>
          </table:table-cell>
          <table:table-cell table:formula="of:=[.E56]/[.$J$3]" office:value-type="float" office:value="0.327907144998088" calcext:value-type="float">
            <text:p>0.327907144998088</text:p>
          </table:table-cell>
          <table:table-cell table:formula="of:=AVERAGE([.B56];[.D56];[.F56])" office:value-type="float" office:value="0.303146500194654" calcext:value-type="float">
            <text:p>0.303146500194654</text:p>
          </table:table-cell>
          <table:table-cell table:formula="of:=AVERAGE([.B56];[.D56];[.F56])" office:value-type="float" office:value="0.303146500194654" calcext:value-type="float">
            <text:p>0.303146500194654</text:p>
          </table:table-cell>
          <table:table-cell table:number-columns-repeated="2"/>
        </table:table-row>
        <table:table-row table:style-name="ro1">
          <table:table-cell office:value-type="float" office:value="2.8619" calcext:value-type="float">
            <text:p>2.8619</text:p>
          </table:table-cell>
          <table:table-cell table:formula="of:=[.A57]/[.$J$3]" office:value-type="float" office:value="0.295794445650264" calcext:value-type="float">
            <text:p>0.295794445650264</text:p>
          </table:table-cell>
          <table:table-cell office:value-type="float" office:value="2.756" calcext:value-type="float">
            <text:p>2.756</text:p>
          </table:table-cell>
          <table:table-cell table:formula="of:=[.C57]/[.$J$3]" office:value-type="float" office:value="0.284849048608312" calcext:value-type="float">
            <text:p>0.284849048608312</text:p>
          </table:table-cell>
          <table:table-cell office:value-type="float" office:value="3.2765" calcext:value-type="float">
            <text:p>3.2765</text:p>
          </table:table-cell>
          <table:table-cell table:formula="of:=[.E57]/[.$J$3]" office:value-type="float" office:value="0.338645830103459" calcext:value-type="float">
            <text:p>0.338645830103459</text:p>
          </table:table-cell>
          <table:table-cell table:formula="of:=AVERAGE([.B57];[.D57];[.F57])" office:value-type="float" office:value="0.306429774787345" calcext:value-type="float">
            <text:p>0.306429774787345</text:p>
          </table:table-cell>
          <table:table-cell table:formula="of:=AVERAGE([.B57];[.D57];[.F57])" office:value-type="float" office:value="0.306429774787345" calcext:value-type="float">
            <text:p>0.306429774787345</text:p>
          </table:table-cell>
          <table:table-cell table:number-columns-repeated="2"/>
        </table:table-row>
        <table:table-row table:style-name="ro1">
          <table:table-cell office:value-type="float" office:value="3.0699" calcext:value-type="float">
            <text:p>3.0699</text:p>
          </table:table-cell>
          <table:table-cell table:formula="of:=[.A58]/[.$J$3]" office:value-type="float" office:value="0.317292487054665" calcext:value-type="float">
            <text:p>0.317292487054665</text:p>
          </table:table-cell>
          <table:table-cell office:value-type="float" office:value="2.9031" calcext:value-type="float">
            <text:p>2.9031</text:p>
          </table:table-cell>
          <table:table-cell table:formula="of:=[.C58]/[.$J$3]" office:value-type="float" office:value="0.300052711543828" calcext:value-type="float">
            <text:p>0.300052711543828</text:p>
          </table:table-cell>
          <table:table-cell office:value-type="float" office:value="3.5675" calcext:value-type="float">
            <text:p>3.5675</text:p>
          </table:table-cell>
          <table:table-cell table:formula="of:=[.E58]/[.$J$3]" office:value-type="float" office:value="0.368722416875962" calcext:value-type="float">
            <text:p>0.368722416875962</text:p>
          </table:table-cell>
          <table:table-cell table:formula="of:=AVERAGE([.B58];[.D58];[.F58])" office:value-type="float" office:value="0.328689205158152" calcext:value-type="float">
            <text:p>0.328689205158152</text:p>
          </table:table-cell>
          <table:table-cell table:formula="of:=AVERAGE([.B58];[.D58];[.F58])" office:value-type="float" office:value="0.328689205158152" calcext:value-type="float">
            <text:p>0.328689205158152</text:p>
          </table:table-cell>
          <table:table-cell table:number-columns-repeated="2"/>
        </table:table-row>
        <table:table-row table:style-name="ro1">
          <table:table-cell office:value-type="float" office:value="3.2779" calcext:value-type="float">
            <text:p>3.2779</text:p>
          </table:table-cell>
          <table:table-cell table:formula="of:=[.A59]/[.$J$3]" office:value-type="float" office:value="0.338790528459066" calcext:value-type="float">
            <text:p>0.338790528459066</text:p>
          </table:table-cell>
          <table:table-cell office:value-type="float" office:value="3.0501" calcext:value-type="float">
            <text:p>3.0501</text:p>
          </table:table-cell>
          <table:table-cell table:formula="of:=[.C59]/[.$J$3]" office:value-type="float" office:value="0.315246038882515" calcext:value-type="float">
            <text:p>0.315246038882515</text:p>
          </table:table-cell>
          <table:table-cell office:value-type="float" office:value="3.8382" calcext:value-type="float">
            <text:p>3.8382</text:p>
          </table:table-cell>
          <table:table-cell table:formula="of:=[.E59]/[.$J$3]" office:value-type="float" office:value="0.396700877492171" calcext:value-type="float">
            <text:p>0.396700877492171</text:p>
          </table:table-cell>
          <table:table-cell table:formula="of:=AVERAGE([.B59];[.D59];[.F59])" office:value-type="float" office:value="0.350245814944584" calcext:value-type="float">
            <text:p>0.350245814944584</text:p>
          </table:table-cell>
          <table:table-cell table:formula="of:=AVERAGE([.B59];[.D59];[.F59])" office:value-type="float" office:value="0.350245814944584" calcext:value-type="float">
            <text:p>0.350245814944584</text:p>
          </table:table-cell>
          <table:table-cell table:number-columns-repeated="2"/>
        </table:table-row>
        <table:table-row table:style-name="ro1">
          <table:table-cell office:value-type="float" office:value="3.4858" calcext:value-type="float">
            <text:p>3.4858</text:p>
          </table:table-cell>
          <table:table-cell table:formula="of:=[.A60]/[.$J$3]" office:value-type="float" office:value="0.360278234266638" calcext:value-type="float">
            <text:p>0.360278234266638</text:p>
          </table:table-cell>
          <table:table-cell office:value-type="float" office:value="3.1971" calcext:value-type="float">
            <text:p>3.1971</text:p>
          </table:table-cell>
          <table:table-cell table:formula="of:=[.C60]/[.$J$3]" office:value-type="float" office:value="0.330439366221202" calcext:value-type="float">
            <text:p>0.330439366221202</text:p>
          </table:table-cell>
          <table:table-cell office:value-type="float" office:value="4.1089" calcext:value-type="float">
            <text:p>4.1089</text:p>
          </table:table-cell>
          <table:table-cell table:formula="of:=[.E60]/[.$J$3]" office:value-type="float" office:value="0.424679338108379" calcext:value-type="float">
            <text:p>0.424679338108379</text:p>
          </table:table-cell>
          <table:table-cell table:formula="of:=AVERAGE([.B60];[.D60];[.F60])" office:value-type="float" office:value="0.371798979532073" calcext:value-type="float">
            <text:p>0.371798979532073</text:p>
          </table:table-cell>
          <table:table-cell table:formula="of:=AVERAGE([.B60];[.D60];[.F60])" office:value-type="float" office:value="0.371798979532073" calcext:value-type="float">
            <text:p>0.371798979532073</text:p>
          </table:table-cell>
          <table:table-cell table:number-columns-repeated="2"/>
        </table:table-row>
        <table:table-row table:style-name="ro1">
          <table:table-cell office:value-type="float" office:value="3.6938" calcext:value-type="float">
            <text:p>3.6938</text:p>
          </table:table-cell>
          <table:table-cell table:formula="of:=[.A61]/[.$J$3]" office:value-type="float" office:value="0.381776275671039" calcext:value-type="float">
            <text:p>0.381776275671039</text:p>
          </table:table-cell>
          <table:table-cell office:value-type="float" office:value="3.3441" calcext:value-type="float">
            <text:p>3.3441</text:p>
          </table:table-cell>
          <table:table-cell table:formula="of:=[.C61]/[.$J$3]" office:value-type="float" office:value="0.34563269355989" calcext:value-type="float">
            <text:p>0.34563269355989</text:p>
          </table:table-cell>
          <table:table-cell office:value-type="float" office:value="4.3796" calcext:value-type="float">
            <text:p>4.3796</text:p>
          </table:table-cell>
          <table:table-cell table:formula="of:=[.E61]/[.$J$3]" office:value-type="float" office:value="0.452657798724587" calcext:value-type="float">
            <text:p>0.452657798724587</text:p>
          </table:table-cell>
          <table:table-cell table:formula="of:=AVERAGE([.B61];[.D61];[.F61])" office:value-type="float" office:value="0.393355589318505" calcext:value-type="float">
            <text:p>0.393355589318505</text:p>
          </table:table-cell>
          <table:table-cell table:formula="of:=AVERAGE([.B61];[.D61];[.F61])" office:value-type="float" office:value="0.393355589318505" calcext:value-type="float">
            <text:p>0.393355589318505</text:p>
          </table:table-cell>
          <table:table-cell table:number-columns-repeated="2"/>
        </table:table-row>
        <table:table-row table:style-name="ro1">
          <table:table-cell office:value-type="float" office:value="3.9018" calcext:value-type="float">
            <text:p>3.9018</text:p>
          </table:table-cell>
          <table:table-cell table:formula="of:=[.A62]/[.$J$3]" office:value-type="float" office:value="0.40327431707544" calcext:value-type="float">
            <text:p>0.40327431707544</text:p>
          </table:table-cell>
          <table:table-cell office:value-type="float" office:value="3.4911" calcext:value-type="float">
            <text:p>3.4911</text:p>
          </table:table-cell>
          <table:table-cell table:formula="of:=[.C62]/[.$J$3]" office:value-type="float" office:value="0.360826020898577" calcext:value-type="float">
            <text:p>0.360826020898577</text:p>
          </table:table-cell>
          <table:table-cell office:value-type="float" office:value="4.6503" calcext:value-type="float">
            <text:p>4.6503</text:p>
          </table:table-cell>
          <table:table-cell table:formula="of:=[.E62]/[.$J$3]" office:value-type="float" office:value="0.480636259340796" calcext:value-type="float">
            <text:p>0.480636259340796</text:p>
          </table:table-cell>
          <table:table-cell table:formula="of:=AVERAGE([.B62];[.D62];[.F62])" office:value-type="float" office:value="0.414912199104937" calcext:value-type="float">
            <text:p>0.414912199104937</text:p>
          </table:table-cell>
          <table:table-cell table:formula="of:=AVERAGE([.B62];[.D62];[.F62])" office:value-type="float" office:value="0.414912199104937" calcext:value-type="float">
            <text:p>0.414912199104937</text:p>
          </table:table-cell>
          <table:table-cell table:number-columns-repeated="2"/>
        </table:table-row>
        <table:table-row table:style-name="ro1">
          <table:table-cell office:value-type="float" office:value="4.1097" calcext:value-type="float">
            <text:p>4.1097</text:p>
          </table:table-cell>
          <table:table-cell table:formula="of:=[.A63]/[.$J$3]" office:value-type="float" office:value="0.424762022883011" calcext:value-type="float">
            <text:p>0.424762022883011</text:p>
          </table:table-cell>
          <table:table-cell office:value-type="float" office:value="3.6129" calcext:value-type="float">
            <text:p>3.6129</text:p>
          </table:table-cell>
          <table:table-cell table:formula="of:=[.C63]/[.$J$3]" office:value-type="float" office:value="0.373414777836346" calcext:value-type="float">
            <text:p>0.373414777836346</text:p>
          </table:table-cell>
          <table:table-cell office:value-type="float" office:value="4.921" calcext:value-type="float">
            <text:p>4.921</text:p>
          </table:table-cell>
          <table:table-cell table:formula="of:=[.E63]/[.$J$3]" office:value-type="float" office:value="0.508614719957004" calcext:value-type="float">
            <text:p>0.508614719957004</text:p>
          </table:table-cell>
          <table:table-cell table:formula="of:=AVERAGE([.B63];[.D63];[.F63])" office:value-type="float" office:value="0.435597173558787" calcext:value-type="float">
            <text:p>0.435597173558787</text:p>
          </table:table-cell>
          <table:table-cell table:formula="of:=AVERAGE([.B63];[.D63];[.F63])" office:value-type="float" office:value="0.435597173558787" calcext:value-type="float">
            <text:p>0.435597173558787</text:p>
          </table:table-cell>
          <table:table-cell table:number-columns-repeated="2"/>
        </table:table-row>
        <table:table-row table:style-name="ro1">
          <table:table-cell office:value-type="float" office:value="4.2959" calcext:value-type="float">
            <text:p>4.2959</text:p>
          </table:table-cell>
          <table:table-cell table:formula="of:=[.A64]/[.$J$3]" office:value-type="float" office:value="0.444006904178682" calcext:value-type="float">
            <text:p>0.444006904178682</text:p>
          </table:table-cell>
          <table:table-cell office:value-type="float" office:value="3.7092" calcext:value-type="float">
            <text:p>3.7092</text:p>
          </table:table-cell>
          <table:table-cell table:formula="of:=[.C64]/[.$J$3]" office:value-type="float" office:value="0.383367957582711" calcext:value-type="float">
            <text:p>0.383367957582711</text:p>
          </table:table-cell>
          <table:table-cell office:value-type="float" office:value="5.1917" calcext:value-type="float">
            <text:p>5.1917</text:p>
          </table:table-cell>
          <table:table-cell table:formula="of:=[.E64]/[.$J$3]" office:value-type="float" office:value="0.536593180573212" calcext:value-type="float">
            <text:p>0.536593180573212</text:p>
          </table:table-cell>
          <table:table-cell table:formula="of:=AVERAGE([.B64];[.D64];[.F64])" office:value-type="float" office:value="0.454656014111535" calcext:value-type="float">
            <text:p>0.454656014111535</text:p>
          </table:table-cell>
          <table:table-cell table:formula="of:=AVERAGE([.B64];[.D64];[.F64])" office:value-type="float" office:value="0.454656014111535" calcext:value-type="float">
            <text:p>0.454656014111535</text:p>
          </table:table-cell>
          <table:table-cell table:number-columns-repeated="2"/>
        </table:table-row>
        <table:table-row table:style-name="ro1">
          <table:table-cell office:value-type="float" office:value="4.6053" calcext:value-type="float">
            <text:p>4.6053</text:p>
          </table:table-cell>
          <table:table-cell table:formula="of:=[.A65]/[.$J$3]" office:value-type="float" office:value="0.475985240767728" calcext:value-type="float">
            <text:p>0.475985240767728</text:p>
          </table:table-cell>
          <table:table-cell office:value-type="float" office:value="3.9981" calcext:value-type="float">
            <text:p>3.9981</text:p>
          </table:table-cell>
          <table:table-cell table:formula="of:=[.C65]/[.$J$3]" office:value-type="float" office:value="0.413227496821804" calcext:value-type="float">
            <text:p>0.413227496821804</text:p>
          </table:table-cell>
          <table:table-cell office:value-type="float" office:value="5.4963" calcext:value-type="float">
            <text:p>5.4963</text:p>
          </table:table-cell>
          <table:table-cell table:formula="of:=[.E65]/[.$J$3]" office:value-type="float" office:value="0.568075408514465" calcext:value-type="float">
            <text:p>0.568075408514465</text:p>
          </table:table-cell>
          <table:table-cell table:formula="of:=AVERAGE([.B65];[.D65];[.F65])" office:value-type="float" office:value="0.485762715367999" calcext:value-type="float">
            <text:p>0.485762715367999</text:p>
          </table:table-cell>
          <table:table-cell table:formula="of:=AVERAGE([.B65];[.D65];[.F65])" office:value-type="float" office:value="0.485762715367999" calcext:value-type="float">
            <text:p>0.485762715367999</text:p>
          </table:table-cell>
          <table:table-cell table:number-columns-repeated="2"/>
        </table:table-row>
        <table:table-row table:style-name="ro1">
          <table:table-cell office:value-type="float" office:value="4.9516" calcext:value-type="float">
            <text:p>4.9516</text:p>
          </table:table-cell>
          <table:table-cell table:formula="of:=[.A66]/[.$J$3]" office:value-type="float" office:value="0.51177741258669" calcext:value-type="float">
            <text:p>0.51177741258669</text:p>
          </table:table-cell>
          <table:table-cell office:value-type="float" office:value="4.3308" calcext:value-type="float">
            <text:p>4.3308</text:p>
          </table:table-cell>
          <table:table-cell table:formula="of:=[.C66]/[.$J$3]" office:value-type="float" office:value="0.447614027472016" calcext:value-type="float">
            <text:p>0.447614027472016</text:p>
          </table:table-cell>
          <table:table-cell office:value-type="float" office:value="5.8334" calcext:value-type="float">
            <text:p>5.8334</text:p>
          </table:table-cell>
          <table:table-cell table:formula="of:=[.E66]/[.$J$3]" office:value-type="float" office:value="0.602916705425155" calcext:value-type="float">
            <text:p>0.602916705425155</text:p>
          </table:table-cell>
          <table:table-cell table:formula="of:=AVERAGE([.B66];[.D66];[.F66])" office:value-type="float" office:value="0.520769381827954" calcext:value-type="float">
            <text:p>0.520769381827954</text:p>
          </table:table-cell>
          <table:table-cell table:formula="of:=AVERAGE([.B66];[.D66];[.F66])" office:value-type="float" office:value="0.520769381827954" calcext:value-type="float">
            <text:p>0.520769381827954</text:p>
          </table:table-cell>
          <table:table-cell table:number-columns-repeated="2"/>
        </table:table-row>
        <table:table-row table:style-name="ro1">
          <table:table-cell office:value-type="float" office:value="5.298" calcext:value-type="float">
            <text:p>5.298</text:p>
          </table:table-cell>
          <table:table-cell table:formula="of:=[.A67]/[.$J$3]" office:value-type="float" office:value="0.547579920002481" calcext:value-type="float">
            <text:p>0.547579920002481</text:p>
          </table:table-cell>
          <table:table-cell office:value-type="float" office:value="4.6636" calcext:value-type="float">
            <text:p>4.6636</text:p>
          </table:table-cell>
          <table:table-cell table:formula="of:=[.C67]/[.$J$3]" office:value-type="float" office:value="0.482010893719058" calcext:value-type="float">
            <text:p>0.482010893719058</text:p>
          </table:table-cell>
          <table:table-cell office:value-type="float" office:value="6.1705" calcext:value-type="float">
            <text:p>6.1705</text:p>
          </table:table-cell>
          <table:table-cell table:formula="of:=[.E67]/[.$J$3]" office:value-type="float" office:value="0.637758002335845" calcext:value-type="float">
            <text:p>0.637758002335845</text:p>
          </table:table-cell>
          <table:table-cell table:formula="of:=AVERAGE([.B67];[.D67];[.F67])" office:value-type="float" office:value="0.555782938685794" calcext:value-type="float">
            <text:p>0.555782938685794</text:p>
          </table:table-cell>
          <table:table-cell table:formula="of:=AVERAGE([.B67];[.D67];[.F67])" office:value-type="float" office:value="0.555782938685794" calcext:value-type="float">
            <text:p>0.555782938685794</text:p>
          </table:table-cell>
          <table:table-cell table:number-columns-repeated="2"/>
        </table:table-row>
        <table:table-row table:style-name="ro1">
          <table:table-cell office:value-type="float" office:value="5.6443" calcext:value-type="float">
            <text:p>5.6443</text:p>
          </table:table-cell>
          <table:table-cell table:formula="of:=[.A68]/[.$J$3]" office:value-type="float" office:value="0.583372091821442" calcext:value-type="float">
            <text:p>0.583372091821442</text:p>
          </table:table-cell>
          <table:table-cell office:value-type="float" office:value="4.9963" calcext:value-type="float">
            <text:p>4.9963</text:p>
          </table:table-cell>
          <table:table-cell table:formula="of:=[.C68]/[.$J$3]" office:value-type="float" office:value="0.51639742436927" calcext:value-type="float">
            <text:p>0.51639742436927</text:p>
          </table:table-cell>
          <table:table-cell office:value-type="float" office:value="6.5076" calcext:value-type="float">
            <text:p>6.5076</text:p>
          </table:table-cell>
          <table:table-cell table:formula="of:=[.E68]/[.$J$3]" office:value-type="float" office:value="0.672599299246535" calcext:value-type="float">
            <text:p>0.672599299246535</text:p>
          </table:table-cell>
          <table:table-cell table:formula="of:=AVERAGE([.B68];[.D68];[.F68])" office:value-type="float" office:value="0.590789605145749" calcext:value-type="float">
            <text:p>0.590789605145749</text:p>
          </table:table-cell>
          <table:table-cell table:formula="of:=AVERAGE([.B68];[.D68];[.F68])" office:value-type="float" office:value="0.590789605145749" calcext:value-type="float">
            <text:p>0.590789605145749</text:p>
          </table:table-cell>
          <table:table-cell table:number-columns-repeated="2"/>
        </table:table-row>
        <table:table-row table:style-name="ro1">
          <table:table-cell office:value-type="float" office:value="5.9906" calcext:value-type="float">
            <text:p>5.9906</text:p>
          </table:table-cell>
          <table:table-cell table:formula="of:=[.A69]/[.$J$3]" office:value-type="float" office:value="0.619164263640404" calcext:value-type="float">
            <text:p>0.619164263640404</text:p>
          </table:table-cell>
          <table:table-cell office:value-type="float" office:value="5.329" calcext:value-type="float">
            <text:p>5.329</text:p>
          </table:table-cell>
          <table:table-cell table:formula="of:=[.C69]/[.$J$3]" office:value-type="float" office:value="0.550783955019482" calcext:value-type="float">
            <text:p>0.550783955019482</text:p>
          </table:table-cell>
          <table:table-cell office:value-type="float" office:value="6.8447" calcext:value-type="float">
            <text:p>6.8447</text:p>
          </table:table-cell>
          <table:table-cell table:formula="of:=[.E69]/[.$J$3]" office:value-type="float" office:value="0.707440596157225" calcext:value-type="float">
            <text:p>0.707440596157225</text:p>
          </table:table-cell>
          <table:table-cell table:formula="of:=AVERAGE([.B69];[.D69];[.F69])" office:value-type="float" office:value="0.625796271605704" calcext:value-type="float">
            <text:p>0.625796271605704</text:p>
          </table:table-cell>
          <table:table-cell table:formula="of:=AVERAGE([.B69];[.D69];[.F69])" office:value-type="float" office:value="0.625796271605704" calcext:value-type="float">
            <text:p>0.625796271605704</text:p>
          </table:table-cell>
          <table:table-cell table:number-columns-repeated="2"/>
        </table:table-row>
        <table:table-row table:style-name="ro1">
          <table:table-cell office:value-type="float" office:value="6.337" calcext:value-type="float">
            <text:p>6.337</text:p>
          </table:table-cell>
          <table:table-cell table:formula="of:=[.A70]/[.$J$3]" office:value-type="float" office:value="0.654966771056195" calcext:value-type="float">
            <text:p>0.654966771056195</text:p>
          </table:table-cell>
          <table:table-cell office:value-type="float" office:value="5.6573" calcext:value-type="float">
            <text:p>5.6573</text:p>
          </table:table-cell>
          <table:table-cell table:formula="of:=[.C70]/[.$J$3]" office:value-type="float" office:value="0.584715719409217" calcext:value-type="float">
            <text:p>0.584715719409217</text:p>
          </table:table-cell>
          <table:table-cell office:value-type="float" office:value="7.1819" calcext:value-type="float">
            <text:p>7.1819</text:p>
          </table:table-cell>
          <table:table-cell table:formula="of:=[.E70]/[.$J$3]" office:value-type="float" office:value="0.742292228664744" calcext:value-type="float">
            <text:p>0.742292228664744</text:p>
          </table:table-cell>
          <table:table-cell table:formula="of:=AVERAGE([.B70];[.D70];[.F70])" office:value-type="float" office:value="0.660658239710052" calcext:value-type="float">
            <text:p>0.660658239710052</text:p>
          </table:table-cell>
          <table:table-cell table:formula="of:=AVERAGE([.B70];[.D70];[.F70])" office:value-type="float" office:value="0.660658239710052" calcext:value-type="float">
            <text:p>0.660658239710052</text:p>
          </table:table-cell>
          <table:table-cell table:number-columns-repeated="2"/>
        </table:table-row>
        <table:table-row table:style-name="ro1">
          <table:table-cell office:value-type="float" office:value="6.6829" calcext:value-type="float">
            <text:p>6.6829</text:p>
          </table:table-cell>
          <table:table-cell table:formula="of:=[.A71]/[.$J$3]" office:value-type="float" office:value="0.69071760048784" calcext:value-type="float">
            <text:p>0.69071760048784</text:p>
          </table:table-cell>
          <table:table-cell office:value-type="float" office:value="5.9634" calcext:value-type="float">
            <text:p>5.9634</text:p>
          </table:table-cell>
          <table:table-cell table:formula="of:=[.C71]/[.$J$3]" office:value-type="float" office:value="0.616352981302905" calcext:value-type="float">
            <text:p>0.616352981302905</text:p>
          </table:table-cell>
          <table:table-cell office:value-type="float" office:value="7.519" calcext:value-type="float">
            <text:p>7.519</text:p>
          </table:table-cell>
          <table:table-cell table:formula="of:=[.E71]/[.$J$3]" office:value-type="float" office:value="0.777133525575434" calcext:value-type="float">
            <text:p>0.777133525575434</text:p>
          </table:table-cell>
          <table:table-cell table:formula="of:=AVERAGE([.B71];[.D71];[.F71])" office:value-type="float" office:value="0.694734702455393" calcext:value-type="float">
            <text:p>0.694734702455393</text:p>
          </table:table-cell>
          <table:table-cell table:formula="of:=AVERAGE([.B71];[.D71];[.F71])" office:value-type="float" office:value="0.694734702455393" calcext:value-type="float">
            <text:p>0.694734702455393</text:p>
          </table:table-cell>
          <table:table-cell table:number-columns-repeated="2"/>
        </table:table-row>
        <table:table-row table:style-name="ro1">
          <table:table-cell office:value-type="float" office:value="6.9877" calcext:value-type="float">
            <text:p>6.9877</text:p>
          </table:table-cell>
          <table:table-cell table:formula="of:=[.A72]/[.$J$3]" office:value-type="float" office:value="0.722220499622751" calcext:value-type="float">
            <text:p>0.722220499622751</text:p>
          </table:table-cell>
          <table:table-cell office:value-type="float" office:value="6.269" calcext:value-type="float">
            <text:p>6.269</text:p>
          </table:table-cell>
          <table:table-cell table:formula="of:=[.C72]/[.$J$3]" office:value-type="float" office:value="0.647938565212448" calcext:value-type="float">
            <text:p>0.647938565212448</text:p>
          </table:table-cell>
          <table:table-cell office:value-type="float" office:value="7.7844" calcext:value-type="float">
            <text:p>7.7844</text:p>
          </table:table-cell>
          <table:table-cell table:formula="of:=[.E72]/[.$J$3]" office:value-type="float" office:value="0.804564199559704" calcext:value-type="float">
            <text:p>0.804564199559704</text:p>
          </table:table-cell>
          <table:table-cell table:formula="of:=AVERAGE([.B72];[.D72];[.F72])" office:value-type="float" office:value="0.724907754798301" calcext:value-type="float">
            <text:p>0.724907754798301</text:p>
          </table:table-cell>
          <table:table-cell table:formula="of:=AVERAGE([.B72];[.D72];[.F72])" office:value-type="float" office:value="0.724907754798301" calcext:value-type="float">
            <text:p>0.724907754798301</text:p>
          </table:table-cell>
          <table:table-cell table:number-columns-repeated="2"/>
        </table:table-row>
        <table:table-row table:style-name="ro1">
          <table:table-cell office:value-type="float" office:value="7.2624" calcext:value-type="float">
            <text:p>7.2624</text:p>
          </table:table-cell>
          <table:table-cell table:formula="of:=[.A73]/[.$J$3]" office:value-type="float" office:value="0.750612384112121" calcext:value-type="float">
            <text:p>0.750612384112121</text:p>
          </table:table-cell>
          <table:table-cell office:value-type="float" office:value="6.5743" calcext:value-type="float">
            <text:p>6.5743</text:p>
          </table:table-cell>
          <table:table-cell table:formula="of:=[.C73]/[.$J$3]" office:value-type="float" office:value="0.679493142331504" calcext:value-type="float">
            <text:p>0.679493142331504</text:p>
          </table:table-cell>
          <table:table-cell office:value-type="float" office:value="8.0137" calcext:value-type="float">
            <text:p>8.0137</text:p>
          </table:table-cell>
          <table:table-cell table:formula="of:=[.E73]/[.$J$3]" office:value-type="float" office:value="0.82826372308869" calcext:value-type="float">
            <text:p>0.82826372308869</text:p>
          </table:table-cell>
          <table:table-cell table:formula="of:=AVERAGE([.B73];[.D73];[.F73])" office:value-type="float" office:value="0.752789749844105" calcext:value-type="float">
            <text:p>0.752789749844105</text:p>
          </table:table-cell>
          <table:table-cell table:formula="of:=AVERAGE([.B73];[.D73];[.F73])" office:value-type="float" office:value="0.752789749844105" calcext:value-type="float">
            <text:p>0.752789749844105</text:p>
          </table:table-cell>
          <table:table-cell table:number-columns-repeated="2"/>
        </table:table-row>
        <table:table-row table:style-name="ro1">
          <table:table-cell office:value-type="float" office:value="7.5371" calcext:value-type="float">
            <text:p>7.5371</text:p>
          </table:table-cell>
          <table:table-cell table:formula="of:=[.A74]/[.$J$3]" office:value-type="float" office:value="0.77900426860149" calcext:value-type="float">
            <text:p>0.77900426860149</text:p>
          </table:table-cell>
          <table:table-cell office:value-type="float" office:value="6.8795" calcext:value-type="float">
            <text:p>6.8795</text:p>
          </table:table-cell>
          <table:table-cell table:formula="of:=[.C74]/[.$J$3]" office:value-type="float" office:value="0.711037383853731" calcext:value-type="float">
            <text:p>0.711037383853731</text:p>
          </table:table-cell>
          <table:table-cell office:value-type="float" office:value="8.2485" calcext:value-type="float">
            <text:p>8.2485</text:p>
          </table:table-cell>
          <table:table-cell table:formula="of:=[.E74]/[.$J$3]" office:value-type="float" office:value="0.852531704443273" calcext:value-type="float">
            <text:p>0.852531704443273</text:p>
          </table:table-cell>
          <table:table-cell table:formula="of:=AVERAGE([.B74];[.D74];[.F74])" office:value-type="float" office:value="0.780857785632831" calcext:value-type="float">
            <text:p>0.780857785632831</text:p>
          </table:table-cell>
          <table:table-cell table:formula="of:=AVERAGE([.B74];[.D74];[.F74])" office:value-type="float" office:value="0.780857785632831" calcext:value-type="float">
            <text:p>0.780857785632831</text:p>
          </table:table-cell>
          <table:table-cell table:number-columns-repeated="2"/>
        </table:table-row>
        <table:table-row table:style-name="ro1">
          <table:table-cell office:value-type="float" office:value="7.8118" calcext:value-type="float">
            <text:p>7.8118</text:p>
          </table:table-cell>
          <table:table-cell table:formula="of:=[.A75]/[.$J$3]" office:value-type="float" office:value="0.80739615309086" calcext:value-type="float">
            <text:p>0.80739615309086</text:p>
          </table:table-cell>
          <table:table-cell office:value-type="float" office:value="7.1847" calcext:value-type="float">
            <text:p>7.1847</text:p>
          </table:table-cell>
          <table:table-cell table:formula="of:=[.C75]/[.$J$3]" office:value-type="float" office:value="0.742581625375957" calcext:value-type="float">
            <text:p>0.742581625375957</text:p>
          </table:table-cell>
          <table:table-cell office:value-type="float" office:value="8.4833" calcext:value-type="float">
            <text:p>8.4833</text:p>
          </table:table-cell>
          <table:table-cell table:formula="of:=[.E75]/[.$J$3]" office:value-type="float" office:value="0.876799685797856" calcext:value-type="float">
            <text:p>0.876799685797856</text:p>
          </table:table-cell>
          <table:table-cell table:formula="of:=AVERAGE([.B75];[.D75];[.F75])" office:value-type="float" office:value="0.808925821421558" calcext:value-type="float">
            <text:p>0.808925821421558</text:p>
          </table:table-cell>
          <table:table-cell table:formula="of:=AVERAGE([.B75];[.D75];[.F75])" office:value-type="float" office:value="0.808925821421558" calcext:value-type="float">
            <text:p>0.808925821421558</text:p>
          </table:table-cell>
          <table:table-cell table:number-columns-repeated="2"/>
        </table:table-row>
        <table:table-row table:style-name="ro1">
          <table:table-cell office:value-type="float" office:value="8.0865" calcext:value-type="float">
            <text:p>8.0865</text:p>
          </table:table-cell>
          <table:table-cell table:formula="of:=[.A76]/[.$J$3]" office:value-type="float" office:value="0.83578803758023" calcext:value-type="float">
            <text:p>0.83578803758023</text:p>
          </table:table-cell>
          <table:table-cell office:value-type="float" office:value="7.4899" calcext:value-type="float">
            <text:p>7.4899</text:p>
          </table:table-cell>
          <table:table-cell table:formula="of:=[.C76]/[.$J$3]" office:value-type="float" office:value="0.774125866898184" calcext:value-type="float">
            <text:p>0.774125866898184</text:p>
          </table:table-cell>
          <table:table-cell office:value-type="float" office:value="8.7181" calcext:value-type="float">
            <text:p>8.7181</text:p>
          </table:table-cell>
          <table:table-cell table:formula="of:=[.E76]/[.$J$3]" office:value-type="float" office:value="0.90106766715244" calcext:value-type="float">
            <text:p>0.90106766715244</text:p>
          </table:table-cell>
          <table:table-cell table:formula="of:=AVERAGE([.B76];[.D76];[.F76])" office:value-type="float" office:value="0.836993857210285" calcext:value-type="float">
            <text:p>0.836993857210285</text:p>
          </table:table-cell>
          <table:table-cell table:formula="of:=AVERAGE([.B76];[.D76];[.F76])" office:value-type="float" office:value="0.836993857210285" calcext:value-type="float">
            <text:p>0.836993857210285</text:p>
          </table:table-cell>
          <table:table-cell table:number-columns-repeated="2"/>
        </table:table-row>
        <table:table-row table:style-name="ro1">
          <table:table-cell office:value-type="float" office:value="8.3612" calcext:value-type="float">
            <text:p>8.3612</text:p>
          </table:table-cell>
          <table:table-cell table:formula="of:=[.A77]/[.$J$3]" office:value-type="float" office:value="0.8641799220696" calcext:value-type="float">
            <text:p>0.8641799220696</text:p>
          </table:table-cell>
          <table:table-cell office:value-type="float" office:value="7.7951" calcext:value-type="float">
            <text:p>7.7951</text:p>
          </table:table-cell>
          <table:table-cell table:formula="of:=[.C77]/[.$J$3]" office:value-type="float" office:value="0.805670108420411" calcext:value-type="float">
            <text:p>0.805670108420411</text:p>
          </table:table-cell>
          <table:table-cell office:value-type="float" office:value="8.9529" calcext:value-type="float">
            <text:p>8.9529</text:p>
          </table:table-cell>
          <table:table-cell table:formula="of:=[.E77]/[.$J$3]" office:value-type="float" office:value="0.925335648507023" calcext:value-type="float">
            <text:p>0.925335648507023</text:p>
          </table:table-cell>
          <table:table-cell table:formula="of:=AVERAGE([.B77];[.D77];[.F77])" office:value-type="float" office:value="0.865061892999011" calcext:value-type="float">
            <text:p>0.865061892999011</text:p>
          </table:table-cell>
          <table:table-cell table:formula="of:=AVERAGE([.B77];[.D77];[.F77])" office:value-type="float" office:value="0.865061892999011" calcext:value-type="float">
            <text:p>0.865061892999011</text:p>
          </table:table-cell>
          <table:table-cell table:number-columns-repeated="2"/>
        </table:table-row>
        <table:table-row table:style-name="ro1">
          <table:table-cell office:value-type="float" office:value="8.6359" calcext:value-type="float">
            <text:p>8.6359</text:p>
          </table:table-cell>
          <table:table-cell table:formula="of:=[.A78]/[.$J$3]" office:value-type="float" office:value="0.89257180655897" calcext:value-type="float">
            <text:p>0.89257180655897</text:p>
          </table:table-cell>
          <table:table-cell office:value-type="float" office:value="8.1173" calcext:value-type="float">
            <text:p>8.1173</text:p>
          </table:table-cell>
          <table:table-cell table:formula="of:=[.C78]/[.$J$3]" office:value-type="float" office:value="0.838971401403574" calcext:value-type="float">
            <text:p>0.838971401403574</text:p>
          </table:table-cell>
          <table:table-cell office:value-type="float" office:value="9.1877" calcext:value-type="float">
            <text:p>9.1877</text:p>
          </table:table-cell>
          <table:table-cell table:formula="of:=[.E78]/[.$J$3]" office:value-type="float" office:value="0.949603629861606" calcext:value-type="float">
            <text:p>0.949603629861606</text:p>
          </table:table-cell>
          <table:table-cell table:formula="of:=AVERAGE([.B78];[.D78];[.F78])" office:value-type="float" office:value="0.89371561260805" calcext:value-type="float">
            <text:p>0.89371561260805</text:p>
          </table:table-cell>
          <table:table-cell table:formula="of:=AVERAGE([.B78];[.D78];[.F78])" office:value-type="float" office:value="0.89371561260805" calcext:value-type="float">
            <text:p>0.89371561260805</text:p>
          </table:table-cell>
          <table:table-cell table:number-columns-repeated="2"/>
        </table:table-row>
        <table:table-row table:style-name="ro1">
          <table:table-cell office:value-type="float" office:value="8.9091" calcext:value-type="float">
            <text:p>8.9091</text:p>
          </table:table-cell>
          <table:table-cell table:formula="of:=[.A79]/[.$J$3]" office:value-type="float" office:value="0.920808657095904" calcext:value-type="float">
            <text:p>0.920808657095904</text:p>
          </table:table-cell>
          <table:table-cell office:value-type="float" office:value="8.4217" calcext:value-type="float">
            <text:p>8.4217</text:p>
          </table:table-cell>
          <table:table-cell table:formula="of:=[.C79]/[.$J$3]" office:value-type="float" office:value="0.870432958151168" calcext:value-type="float">
            <text:p>0.870432958151168</text:p>
          </table:table-cell>
          <table:table-cell office:value-type="float" office:value="9.4007" calcext:value-type="float">
            <text:p>9.4007</text:p>
          </table:table-cell>
          <table:table-cell table:formula="of:=[.E79]/[.$J$3]" office:value-type="float" office:value="0.971618451107459" calcext:value-type="float">
            <text:p>0.971618451107459</text:p>
          </table:table-cell>
          <table:table-cell table:formula="of:=AVERAGE([.B79];[.D79];[.F79])" office:value-type="float" office:value="0.92095335545151" calcext:value-type="float">
            <text:p>0.92095335545151</text:p>
          </table:table-cell>
          <table:table-cell table:formula="of:=AVERAGE([.B79];[.D79];[.F79])" office:value-type="float" office:value="0.92095335545151" calcext:value-type="float">
            <text:p>0.92095335545151</text:p>
          </table:table-cell>
          <table:table-cell table:number-columns-repeated="2"/>
        </table:table-row>
        <table:table-row table:style-name="ro1">
          <table:table-cell office:value-type="float" office:value="9.0612" calcext:value-type="float">
            <text:p>9.0612</text:p>
          </table:table-cell>
          <table:table-cell table:formula="of:=[.A80]/[.$J$3]" office:value-type="float" office:value="0.936529099872872" calcext:value-type="float">
            <text:p>0.936529099872872</text:p>
          </table:table-cell>
          <table:table-cell office:value-type="float" office:value="8.6037" calcext:value-type="float">
            <text:p>8.6037</text:p>
          </table:table-cell>
          <table:table-cell table:formula="of:=[.C80]/[.$J$3]" office:value-type="float" office:value="0.889243744380019" calcext:value-type="float">
            <text:p>0.889243744380019</text:p>
          </table:table-cell>
          <table:table-cell office:value-type="float" office:value="9.506" calcext:value-type="float">
            <text:p>9.506</text:p>
          </table:table-cell>
          <table:table-cell table:formula="of:=[.E80]/[.$J$3]" office:value-type="float" office:value="0.982501834568437" calcext:value-type="float">
            <text:p>0.982501834568437</text:p>
          </table:table-cell>
          <table:table-cell table:formula="of:=AVERAGE([.B80];[.D80];[.F80])" office:value-type="float" office:value="0.936091559607109" calcext:value-type="float">
            <text:p>0.936091559607109</text:p>
          </table:table-cell>
          <table:table-cell table:formula="of:=AVERAGE([.B80];[.D80];[.F80])" office:value-type="float" office:value="0.936091559607109" calcext:value-type="float">
            <text:p>0.936091559607109</text:p>
          </table:table-cell>
          <table:table-cell table:number-columns-repeated="2"/>
        </table:table-row>
        <table:table-row table:style-name="ro1">
          <table:table-cell office:value-type="float" office:value="9.2134" calcext:value-type="float">
            <text:p>9.2134</text:p>
          </table:table-cell>
          <table:table-cell table:formula="of:=[.A81]/[.$J$3]" office:value-type="float" office:value="0.952259878246669" calcext:value-type="float">
            <text:p>0.952259878246669</text:p>
          </table:table-cell>
          <table:table-cell office:value-type="float" office:value="8.7858" calcext:value-type="float">
            <text:p>8.7858</text:p>
          </table:table-cell>
          <table:table-cell table:formula="of:=[.C81]/[.$J$3]" office:value-type="float" office:value="0.908064866205699" calcext:value-type="float">
            <text:p>0.908064866205699</text:p>
          </table:table-cell>
          <table:table-cell office:value-type="float" office:value="9.6258" calcext:value-type="float">
            <text:p>9.6258</text:p>
          </table:table-cell>
          <table:table-cell table:formula="of:=[.E81]/[.$J$3]" office:value-type="float" office:value="0.994883879569626" calcext:value-type="float">
            <text:p>0.994883879569626</text:p>
          </table:table-cell>
          <table:table-cell table:formula="of:=AVERAGE([.B81];[.D81];[.F81])" office:value-type="float" office:value="0.951736208007331" calcext:value-type="float">
            <text:p>0.951736208007331</text:p>
          </table:table-cell>
          <table:table-cell table:formula="of:=AVERAGE([.B81];[.D81];[.F81])" office:value-type="float" office:value="0.951736208007331" calcext:value-type="float">
            <text:p>0.951736208007331</text:p>
          </table:table-cell>
          <table:table-cell table:number-columns-repeated="2"/>
        </table:table-row>
        <table:table-row table:style-name="ro1">
          <table:table-cell office:value-type="float" office:value="9.3655" calcext:value-type="float">
            <text:p>9.3655</text:p>
          </table:table-cell>
          <table:table-cell table:formula="of:=[.A82]/[.$J$3]" office:value-type="float" office:value="0.967980321023638" calcext:value-type="float">
            <text:p>0.967980321023638</text:p>
          </table:table-cell>
          <table:table-cell office:value-type="float" office:value="8.9678" calcext:value-type="float">
            <text:p>8.9678</text:p>
          </table:table-cell>
          <table:table-cell table:formula="of:=[.C82]/[.$J$3]" office:value-type="float" office:value="0.92687565243455" calcext:value-type="float">
            <text:p>0.92687565243455</text:p>
          </table:table-cell>
          <table:table-cell office:value-type="float" office:value="9.7457" calcext:value-type="float">
            <text:p>9.7457</text:p>
          </table:table-cell>
          <table:table-cell table:formula="of:=[.E82]/[.$J$3]" office:value-type="float" office:value="1.00727626016764" calcext:value-type="float">
            <text:p>1.00727626016764</text:p>
          </table:table-cell>
          <table:table-cell table:formula="of:=AVERAGE([.B82];[.D82];[.F82])" office:value-type="float" office:value="0.96737741120861" calcext:value-type="float">
            <text:p>0.96737741120861</text:p>
          </table:table-cell>
          <table:table-cell table:formula="of:=AVERAGE([.B82];[.D82];[.F82])" office:value-type="float" office:value="0.96737741120861" calcext:value-type="float">
            <text:p>0.96737741120861</text:p>
          </table:table-cell>
          <table:table-cell table:number-columns-repeated="2"/>
        </table:table-row>
        <table:table-row table:style-name="ro1">
          <table:table-cell office:value-type="float" office:value="9.5177" calcext:value-type="float">
            <text:p>9.5177</text:p>
          </table:table-cell>
          <table:table-cell table:formula="of:=[.A83]/[.$J$3]" office:value-type="float" office:value="0.983711099397435" calcext:value-type="float">
            <text:p>0.983711099397435</text:p>
          </table:table-cell>
          <table:table-cell office:value-type="float" office:value="9.1498" calcext:value-type="float">
            <text:p>9.1498</text:p>
          </table:table-cell>
          <table:table-cell table:formula="of:=[.C83]/[.$J$3]" office:value-type="float" office:value="0.945686438663401" calcext:value-type="float">
            <text:p>0.945686438663401</text:p>
          </table:table-cell>
          <table:table-cell office:value-type="float" office:value="9.8655" calcext:value-type="float">
            <text:p>9.8655</text:p>
          </table:table-cell>
          <table:table-cell table:formula="of:=[.E83]/[.$J$3]" office:value-type="float" office:value="1.01965830516883" calcext:value-type="float">
            <text:p>1.01965830516883</text:p>
          </table:table-cell>
          <table:table-cell table:formula="of:=AVERAGE([.B83];[.D83];[.F83])" office:value-type="float" office:value="0.983018614409889" calcext:value-type="float">
            <text:p>0.983018614409889</text:p>
          </table:table-cell>
          <table:table-cell table:formula="of:=AVERAGE([.B83];[.D83];[.F83])" office:value-type="float" office:value="0.983018614409889" calcext:value-type="float">
            <text:p>0.983018614409889</text:p>
          </table:table-cell>
          <table:table-cell table:number-columns-repeated="2"/>
        </table:table-row>
        <table:table-row table:style-name="ro1">
          <table:table-cell office:value-type="float" office:value="9.6698" calcext:value-type="float">
            <text:p>9.6698</text:p>
          </table:table-cell>
          <table:table-cell table:formula="of:=[.A84]/[.$J$3]" office:value-type="float" office:value="0.999431542174403" calcext:value-type="float">
            <text:p>0.999431542174403</text:p>
          </table:table-cell>
          <table:table-cell office:value-type="float" office:value="9.3318" calcext:value-type="float">
            <text:p>9.3318</text:p>
          </table:table-cell>
          <table:table-cell table:formula="of:=[.C84]/[.$J$3]" office:value-type="float" office:value="0.964497224892251" calcext:value-type="float">
            <text:p>0.964497224892251</text:p>
          </table:table-cell>
          <table:table-cell office:value-type="float" office:value="9.9854" calcext:value-type="float">
            <text:p>9.9854</text:p>
          </table:table-cell>
          <table:table-cell table:formula="of:=[.E84]/[.$J$3]" office:value-type="float" office:value="1.03205068576685" calcext:value-type="float">
            <text:p>1.03205068576685</text:p>
          </table:table-cell>
          <table:table-cell table:formula="of:=AVERAGE([.B84];[.D84];[.F84])" office:value-type="float" office:value="0.998659817611168" calcext:value-type="float">
            <text:p>0.998659817611168</text:p>
          </table:table-cell>
          <table:table-cell table:formula="of:=AVERAGE([.B84];[.D84];[.F84])" office:value-type="float" office:value="0.998659817611168" calcext:value-type="float">
            <text:p>0.998659817611168</text:p>
          </table:table-cell>
          <table:table-cell table:number-columns-repeated="2"/>
        </table:table-row>
        <table:table-row table:style-name="ro1">
          <table:table-cell office:value-type="float" office:value="9.822" calcext:value-type="float">
            <text:p>9.822</text:p>
          </table:table-cell>
          <table:table-cell table:formula="of:=[.A85]/[.$J$3]" office:value-type="float" office:value="1.0151623205482" calcext:value-type="float">
            <text:p>1.0151623205482</text:p>
          </table:table-cell>
          <table:table-cell office:value-type="float" office:value="9.5267" calcext:value-type="float">
            <text:p>9.5267</text:p>
          </table:table-cell>
          <table:table-cell table:formula="of:=[.C85]/[.$J$3]" office:value-type="float" office:value="0.984641303112048" calcext:value-type="float">
            <text:p>0.984641303112048</text:p>
          </table:table-cell>
          <table:table-cell office:value-type="float" office:value="10.105" calcext:value-type="float">
            <text:p>10.105</text:p>
          </table:table-cell>
          <table:table-cell table:formula="of:=[.E85]/[.$J$3]" office:value-type="float" office:value="1.04441205957438" calcext:value-type="float">
            <text:p>1.04441205957438</text:p>
          </table:table-cell>
          <table:table-cell table:formula="of:=AVERAGE([.B85];[.D85];[.F85])" office:value-type="float" office:value="1.01473856107821" calcext:value-type="float">
            <text:p>1.01473856107821</text:p>
          </table:table-cell>
          <table:table-cell table:formula="of:=AVERAGE([.B85];[.D85];[.F85])" office:value-type="float" office:value="1.01473856107821" calcext:value-type="float">
            <text:p>1.01473856107821</text:p>
          </table:table-cell>
          <table:table-cell table:number-columns-repeated="2"/>
        </table:table-row>
        <table:table-row table:style-name="ro1">
          <table:table-cell office:value-type="float" office:value="9.9848" calcext:value-type="float">
            <text:p>9.9848</text:p>
          </table:table-cell>
          <table:table-cell table:formula="of:=[.A86]/[.$J$3]" office:value-type="float" office:value="1.03198867218588" calcext:value-type="float">
            <text:p>1.03198867218588</text:p>
          </table:table-cell>
          <table:table-cell office:value-type="float" office:value="9.7346" calcext:value-type="float">
            <text:p>9.7346</text:p>
          </table:table-cell>
          <table:table-cell table:formula="of:=[.C86]/[.$J$3]" office:value-type="float" office:value="1.00612900891962" calcext:value-type="float">
            <text:p>1.00612900891962</text:p>
          </table:table-cell>
          <table:table-cell office:value-type="float" office:value="10.225" calcext:value-type="float">
            <text:p>10.225</text:p>
          </table:table-cell>
          <table:table-cell table:formula="of:=[.E86]/[.$J$3]" office:value-type="float" office:value="1.05681477576923" calcext:value-type="float">
            <text:p>1.05681477576923</text:p>
          </table:table-cell>
          <table:table-cell table:formula="of:=AVERAGE([.B86];[.D86];[.F86])" office:value-type="float" office:value="1.03164415229157" calcext:value-type="float">
            <text:p>1.03164415229157</text:p>
          </table:table-cell>
          <table:table-cell table:formula="of:=AVERAGE([.B86];[.D86];[.F86])" office:value-type="float" office:value="1.03164415229157" calcext:value-type="float">
            <text:p>1.03164415229157</text:p>
          </table:table-cell>
          <table:table-cell table:number-columns-repeated="2"/>
        </table:table-row>
        <table:table-row table:style-name="ro1">
          <table:table-cell office:value-type="float" office:value="10.07" calcext:value-type="float">
            <text:p>10.07</text:p>
          </table:table-cell>
          <table:table-cell table:formula="of:=[.A87]/[.$J$3]" office:value-type="float" office:value="1.04079460068422" calcext:value-type="float">
            <text:p>1.04079460068422</text:p>
          </table:table-cell>
          <table:table-cell office:value-type="float" office:value="9.8394" calcext:value-type="float">
            <text:p>9.8394</text:p>
          </table:table-cell>
          <table:table-cell table:formula="of:=[.C87]/[.$J$3]" office:value-type="float" office:value="1.01696071439645" calcext:value-type="float">
            <text:p>1.01696071439645</text:p>
          </table:table-cell>
          <table:table-cell office:value-type="float" office:value="10.274" calcext:value-type="float">
            <text:p>10.274</text:p>
          </table:table-cell>
          <table:table-cell table:formula="of:=[.E87]/[.$J$3]" office:value-type="float" office:value="1.06187921821546" calcext:value-type="float">
            <text:p>1.06187921821546</text:p>
          </table:table-cell>
          <table:table-cell table:formula="of:=AVERAGE([.B87];[.D87];[.F87])" office:value-type="float" office:value="1.03987817776538" calcext:value-type="float">
            <text:p>1.03987817776538</text:p>
          </table:table-cell>
          <table:table-cell table:formula="of:=AVERAGE([.B87];[.D87];[.F87])" office:value-type="float" office:value="1.03987817776538" calcext:value-type="float">
            <text:p>1.03987817776538</text:p>
          </table:table-cell>
          <table:table-cell table:number-columns-repeated="2"/>
        </table:table-row>
        <table:table-row table:style-name="ro1">
          <table:table-cell office:value-type="float" office:value="10.133" calcext:value-type="float">
            <text:p>10.133</text:p>
          </table:table-cell>
          <table:table-cell table:formula="of:=[.A88]/[.$J$3]" office:value-type="float" office:value="1.04730602668651" calcext:value-type="float">
            <text:p>1.04730602668651</text:p>
          </table:table-cell>
          <table:table-cell office:value-type="float" office:value="9.9209" calcext:value-type="float">
            <text:p>9.9209</text:p>
          </table:table-cell>
          <table:table-cell table:formula="of:=[.C88]/[.$J$3]" office:value-type="float" office:value="1.02538422581212" calcext:value-type="float">
            <text:p>1.02538422581212</text:p>
          </table:table-cell>
          <table:table-cell office:value-type="float" office:value="10.319" calcext:value-type="float">
            <text:p>10.319</text:p>
          </table:table-cell>
          <table:table-cell table:formula="of:=[.E88]/[.$J$3]" office:value-type="float" office:value="1.06653023678852" calcext:value-type="float">
            <text:p>1.06653023678852</text:p>
          </table:table-cell>
          <table:table-cell table:formula="of:=AVERAGE([.B88];[.D88];[.F88])" office:value-type="float" office:value="1.04640682976238" calcext:value-type="float">
            <text:p>1.04640682976238</text:p>
          </table:table-cell>
          <table:table-cell table:formula="of:=AVERAGE([.B88];[.D88];[.F88])" office:value-type="float" office:value="1.04640682976238" calcext:value-type="float">
            <text:p>1.04640682976238</text:p>
          </table:table-cell>
          <table:table-cell table:number-columns-repeated="2"/>
        </table:table-row>
        <table:table-row table:style-name="ro1">
          <table:table-cell office:value-type="float" office:value="10.197" calcext:value-type="float">
            <text:p>10.197</text:p>
          </table:table-cell>
          <table:table-cell table:formula="of:=[.A89]/[.$J$3]" office:value-type="float" office:value="1.0539208086571" calcext:value-type="float">
            <text:p>1.0539208086571</text:p>
          </table:table-cell>
          <table:table-cell office:value-type="float" office:value="10.002" calcext:value-type="float">
            <text:p>10.002</text:p>
          </table:table-cell>
          <table:table-cell table:formula="of:=[.C89]/[.$J$3]" office:value-type="float" office:value="1.03376639484047" calcext:value-type="float">
            <text:p>1.03376639484047</text:p>
          </table:table-cell>
          <table:table-cell office:value-type="float" office:value="10.365" calcext:value-type="float">
            <text:p>10.365</text:p>
          </table:table-cell>
          <table:table-cell table:formula="of:=[.E89]/[.$J$3]" office:value-type="float" office:value="1.07128461132988" calcext:value-type="float">
            <text:p>1.07128461132988</text:p>
          </table:table-cell>
          <table:table-cell table:formula="of:=AVERAGE([.B89];[.D89];[.F89])" office:value-type="float" office:value="1.05299060494248" calcext:value-type="float">
            <text:p>1.05299060494248</text:p>
          </table:table-cell>
          <table:table-cell table:formula="of:=AVERAGE([.B89];[.D89];[.F89])" office:value-type="float" office:value="1.05299060494248" calcext:value-type="float">
            <text:p>1.05299060494248</text:p>
          </table:table-cell>
          <table:table-cell table:number-columns-repeated="2"/>
        </table:table-row>
        <table:table-row table:style-name="ro1">
          <table:table-cell office:value-type="float" office:value="10.26" calcext:value-type="float">
            <text:p>10.26</text:p>
          </table:table-cell>
          <table:table-cell table:formula="of:=[.A90]/[.$J$3]" office:value-type="float" office:value="1.06043223465939" calcext:value-type="float">
            <text:p>1.06043223465939</text:p>
          </table:table-cell>
          <table:table-cell office:value-type="float" office:value="10.084" calcext:value-type="float">
            <text:p>10.084</text:p>
          </table:table-cell>
          <table:table-cell table:formula="of:=[.C90]/[.$J$3]" office:value-type="float" office:value="1.04224158424028" calcext:value-type="float">
            <text:p>1.04224158424028</text:p>
          </table:table-cell>
          <table:table-cell office:value-type="float" office:value="10.41" calcext:value-type="float">
            <text:p>10.41</text:p>
          </table:table-cell>
          <table:table-cell table:formula="of:=[.E90]/[.$J$3]" office:value-type="float" office:value="1.07593562990295" calcext:value-type="float">
            <text:p>1.07593562990295</text:p>
          </table:table-cell>
          <table:table-cell table:formula="of:=AVERAGE([.B90];[.D90];[.F90])" office:value-type="float" office:value="1.05953648293421" calcext:value-type="float">
            <text:p>1.05953648293421</text:p>
          </table:table-cell>
          <table:table-cell table:formula="of:=AVERAGE([.B90];[.D90];[.F90])" office:value-type="float" office:value="1.05953648293421" calcext:value-type="float">
            <text:p>1.05953648293421</text:p>
          </table:table-cell>
          <table:table-cell table:number-columns-repeated="2"/>
        </table:table-row>
        <table:table-row table:style-name="ro1">
          <table:table-cell office:value-type="float" office:value="10.323" calcext:value-type="float">
            <text:p>10.323</text:p>
          </table:table-cell>
          <table:table-cell table:formula="of:=[.A91]/[.$J$3]" office:value-type="float" office:value="1.06694366066168" calcext:value-type="float">
            <text:p>1.06694366066168</text:p>
          </table:table-cell>
          <table:table-cell office:value-type="float" office:value="10.165" calcext:value-type="float">
            <text:p>10.165</text:p>
          </table:table-cell>
          <table:table-cell table:formula="of:=[.C91]/[.$J$3]" office:value-type="float" office:value="1.0506134176718" calcext:value-type="float">
            <text:p>1.0506134176718</text:p>
          </table:table-cell>
          <table:table-cell office:value-type="float" office:value="10.455" calcext:value-type="float">
            <text:p>10.455</text:p>
          </table:table-cell>
          <table:table-cell table:formula="of:=[.E91]/[.$J$3]" office:value-type="float" office:value="1.08058664847602" calcext:value-type="float">
            <text:p>1.08058664847602</text:p>
          </table:table-cell>
          <table:table-cell table:formula="of:=AVERAGE([.B91];[.D91];[.F91])" office:value-type="float" office:value="1.0660479089365" calcext:value-type="float">
            <text:p>1.0660479089365</text:p>
          </table:table-cell>
          <table:table-cell table:formula="of:=AVERAGE([.B91];[.D91];[.F91])" office:value-type="float" office:value="1.0660479089365" calcext:value-type="float">
            <text:p>1.0660479089365</text:p>
          </table:table-cell>
          <table:table-cell table:number-columns-repeated="2"/>
        </table:table-row>
        <table:table-row table:style-name="ro1">
          <table:table-cell office:value-type="float" office:value="10.386" calcext:value-type="float">
            <text:p>10.386</text:p>
          </table:table-cell>
          <table:table-cell table:formula="of:=[.A92]/[.$J$3]" office:value-type="float" office:value="1.07345508666398" calcext:value-type="float">
            <text:p>1.07345508666398</text:p>
          </table:table-cell>
          <table:table-cell office:value-type="float" office:value="10.25" calcext:value-type="float">
            <text:p>10.25</text:p>
          </table:table-cell>
          <table:table-cell table:formula="of:=[.C92]/[.$J$3]" office:value-type="float" office:value="1.05939867497649" calcext:value-type="float">
            <text:p>1.05939867497649</text:p>
          </table:table-cell>
          <table:table-cell office:value-type="float" office:value="10.5" calcext:value-type="float">
            <text:p>10.5</text:p>
          </table:table-cell>
          <table:table-cell table:formula="of:=[.E92]/[.$J$3]" office:value-type="float" office:value="1.08523766704908" calcext:value-type="float">
            <text:p>1.08523766704908</text:p>
          </table:table-cell>
          <table:table-cell table:formula="of:=AVERAGE([.B92];[.D92];[.F92])" office:value-type="float" office:value="1.07269714289652" calcext:value-type="float">
            <text:p>1.07269714289652</text:p>
          </table:table-cell>
          <table:table-cell table:formula="of:=AVERAGE([.B92];[.D92];[.F92])" office:value-type="float" office:value="1.07269714289652" calcext:value-type="float">
            <text:p>1.07269714289652</text:p>
          </table:table-cell>
          <table:table-cell table:number-columns-repeated="2"/>
        </table:table-row>
        <table:table-row table:style-name="ro1">
          <table:table-cell office:value-type="float" office:value="10.45" calcext:value-type="float">
            <text:p>10.45</text:p>
          </table:table-cell>
          <table:table-cell table:formula="of:=[.A93]/[.$J$3]" office:value-type="float" office:value="1.08006986863456" calcext:value-type="float">
            <text:p>1.08006986863456</text:p>
          </table:table-cell>
          <table:table-cell office:value-type="float" office:value="10.348" calcext:value-type="float">
            <text:p>10.348</text:p>
          </table:table-cell>
          <table:table-cell table:formula="of:=[.C93]/[.$J$3]" office:value-type="float" office:value="1.06952755986894" calcext:value-type="float">
            <text:p>1.06952755986894</text:p>
          </table:table-cell>
          <table:table-cell office:value-type="float" office:value="10.545" calcext:value-type="float">
            <text:p>10.545</text:p>
          </table:table-cell>
          <table:table-cell table:formula="of:=[.E93]/[.$J$3]" office:value-type="float" office:value="1.08988868562215" calcext:value-type="float">
            <text:p>1.08988868562215</text:p>
          </table:table-cell>
          <table:table-cell table:formula="of:=AVERAGE([.B93];[.D93];[.F93])" office:value-type="float" office:value="1.07982870470855" calcext:value-type="float">
            <text:p>1.07982870470855</text:p>
          </table:table-cell>
          <table:table-cell table:formula="of:=AVERAGE([.B93];[.D93];[.F93])" office:value-type="float" office:value="1.07982870470855" calcext:value-type="float">
            <text:p>1.07982870470855</text:p>
          </table:table-cell>
          <table:table-cell table:number-columns-repeated="2"/>
        </table:table-row>
        <table:table-row table:style-name="ro1">
          <table:table-cell office:value-type="float" office:value="10.5" calcext:value-type="float">
            <text:p>10.5</text:p>
          </table:table-cell>
          <table:table-cell table:formula="of:=[.A94]/[.$J$3]" office:value-type="float" office:value="1.08523766704908" calcext:value-type="float">
            <text:p>1.08523766704908</text:p>
          </table:table-cell>
          <table:table-cell office:value-type="float" office:value="10.412" calcext:value-type="float">
            <text:p>10.412</text:p>
          </table:table-cell>
          <table:table-cell table:formula="of:=[.C94]/[.$J$3]" office:value-type="float" office:value="1.07614234183953" calcext:value-type="float">
            <text:p>1.07614234183953</text:p>
          </table:table-cell>
          <table:table-cell office:value-type="float" office:value="10.57" calcext:value-type="float">
            <text:p>10.57</text:p>
          </table:table-cell>
          <table:table-cell table:formula="of:=[.E94]/[.$J$3]" office:value-type="float" office:value="1.09247258482941" calcext:value-type="float">
            <text:p>1.09247258482941</text:p>
          </table:table-cell>
          <table:table-cell table:formula="of:=AVERAGE([.B94];[.D94];[.F94])" office:value-type="float" office:value="1.08461753123934" calcext:value-type="float">
            <text:p>1.08461753123934</text:p>
          </table:table-cell>
          <table:table-cell table:formula="of:=AVERAGE([.B94];[.D94];[.F94])" office:value-type="float" office:value="1.08461753123934" calcext:value-type="float">
            <text:p>1.08461753123934</text:p>
          </table:table-cell>
          <table:table-cell table:number-columns-repeated="2"/>
        </table:table-row>
        <table:table-row table:style-name="ro1">
          <table:table-cell office:value-type="float" office:value="10.517" calcext:value-type="float">
            <text:p>10.517</text:p>
          </table:table-cell>
          <table:table-cell table:formula="of:=[.A95]/[.$J$3]" office:value-type="float" office:value="1.08699471851002" calcext:value-type="float">
            <text:p>1.08699471851002</text:p>
          </table:table-cell>
          <table:table-cell office:value-type="float" office:value="10.437" calcext:value-type="float">
            <text:p>10.437</text:p>
          </table:table-cell>
          <table:table-cell table:formula="of:=[.C95]/[.$J$3]" office:value-type="float" office:value="1.07872624104679" calcext:value-type="float">
            <text:p>1.07872624104679</text:p>
          </table:table-cell>
          <table:table-cell office:value-type="float" office:value="10.578" calcext:value-type="float">
            <text:p>10.578</text:p>
          </table:table-cell>
          <table:table-cell table:formula="of:=[.E95]/[.$J$3]" office:value-type="float" office:value="1.09329943257573" calcext:value-type="float">
            <text:p>1.09329943257573</text:p>
          </table:table-cell>
          <table:table-cell table:formula="of:=AVERAGE([.B95];[.D95];[.F95])" office:value-type="float" office:value="1.08634013071085" calcext:value-type="float">
            <text:p>1.08634013071085</text:p>
          </table:table-cell>
          <table:table-cell table:formula="of:=AVERAGE([.B95];[.D95];[.F95])" office:value-type="float" office:value="1.08634013071085" calcext:value-type="float">
            <text:p>1.08634013071085</text:p>
          </table:table-cell>
          <table:table-cell table:number-columns-repeated="2"/>
        </table:table-row>
        <table:table-row table:style-name="ro1">
          <table:table-cell office:value-type="float" office:value="10.534" calcext:value-type="float">
            <text:p>10.534</text:p>
          </table:table-cell>
          <table:table-cell table:formula="of:=[.A96]/[.$J$3]" office:value-type="float" office:value="1.08875176997096" calcext:value-type="float">
            <text:p>1.08875176997096</text:p>
          </table:table-cell>
          <table:table-cell office:value-type="float" office:value="10.462" calcext:value-type="float">
            <text:p>10.462</text:p>
          </table:table-cell>
          <table:table-cell table:formula="of:=[.C96]/[.$J$3]" office:value-type="float" office:value="1.08131014025405" calcext:value-type="float">
            <text:p>1.08131014025405</text:p>
          </table:table-cell>
          <table:table-cell office:value-type="float" office:value="10.587" calcext:value-type="float">
            <text:p>10.587</text:p>
          </table:table-cell>
          <table:table-cell table:formula="of:=[.E96]/[.$J$3]" office:value-type="float" office:value="1.09422963629035" calcext:value-type="float">
            <text:p>1.09422963629035</text:p>
          </table:table-cell>
          <table:table-cell table:formula="of:=AVERAGE([.B96];[.D96];[.F96])" office:value-type="float" office:value="1.08809718217178" calcext:value-type="float">
            <text:p>1.08809718217178</text:p>
          </table:table-cell>
          <table:table-cell table:formula="of:=AVERAGE([.B96];[.D96];[.F96])" office:value-type="float" office:value="1.08809718217178" calcext:value-type="float">
            <text:p>1.08809718217178</text:p>
          </table:table-cell>
          <table:table-cell table:number-columns-repeated="2"/>
        </table:table-row>
        <table:table-row table:style-name="ro1">
          <table:table-cell office:value-type="float" office:value="10.55" calcext:value-type="float">
            <text:p>10.55</text:p>
          </table:table-cell>
          <table:table-cell table:formula="of:=[.A97]/[.$J$3]" office:value-type="float" office:value="1.0904054654636" calcext:value-type="float">
            <text:p>1.0904054654636</text:p>
          </table:table-cell>
          <table:table-cell office:value-type="float" office:value="10.487" calcext:value-type="float">
            <text:p>10.487</text:p>
          </table:table-cell>
          <table:table-cell table:formula="of:=[.C97]/[.$J$3]" office:value-type="float" office:value="1.08389403946131" calcext:value-type="float">
            <text:p>1.08389403946131</text:p>
          </table:table-cell>
          <table:table-cell office:value-type="float" office:value="10.596" calcext:value-type="float">
            <text:p>10.596</text:p>
          </table:table-cell>
          <table:table-cell table:formula="of:=[.E97]/[.$J$3]" office:value-type="float" office:value="1.09515984000496" calcext:value-type="float">
            <text:p>1.09515984000496</text:p>
          </table:table-cell>
          <table:table-cell table:formula="of:=AVERAGE([.B97];[.D97];[.F97])" office:value-type="float" office:value="1.08981978164329" calcext:value-type="float">
            <text:p>1.08981978164329</text:p>
          </table:table-cell>
          <table:table-cell table:formula="of:=AVERAGE([.B97];[.D97];[.F97])" office:value-type="float" office:value="1.08981978164329" calcext:value-type="float">
            <text:p>1.08981978164329</text:p>
          </table:table-cell>
          <table:table-cell table:number-columns-repeated="2"/>
        </table:table-row>
        <table:table-row table:style-name="ro1">
          <table:table-cell office:value-type="float" office:value="10.567" calcext:value-type="float">
            <text:p>10.567</text:p>
          </table:table-cell>
          <table:table-cell table:formula="of:=[.A98]/[.$J$3]" office:value-type="float" office:value="1.09216251692454" calcext:value-type="float">
            <text:p>1.09216251692454</text:p>
          </table:table-cell>
          <table:table-cell office:value-type="float" office:value="10.512" calcext:value-type="float">
            <text:p>10.512</text:p>
          </table:table-cell>
          <table:table-cell table:formula="of:=[.C98]/[.$J$3]" office:value-type="float" office:value="1.08647793866857" calcext:value-type="float">
            <text:p>1.08647793866857</text:p>
          </table:table-cell>
          <table:table-cell office:value-type="float" office:value="10.605" calcext:value-type="float">
            <text:p>10.605</text:p>
          </table:table-cell>
          <table:table-cell table:formula="of:=[.E98]/[.$J$3]" office:value-type="float" office:value="1.09609004371957" calcext:value-type="float">
            <text:p>1.09609004371957</text:p>
          </table:table-cell>
          <table:table-cell table:formula="of:=AVERAGE([.B98];[.D98];[.F98])" office:value-type="float" office:value="1.09157683310423" calcext:value-type="float">
            <text:p>1.09157683310423</text:p>
          </table:table-cell>
          <table:table-cell table:formula="of:=AVERAGE([.B98];[.D98];[.F98])" office:value-type="float" office:value="1.09157683310423" calcext:value-type="float">
            <text:p>1.09157683310423</text:p>
          </table:table-cell>
          <table:table-cell table:number-columns-repeated="2"/>
        </table:table-row>
        <table:table-row table:style-name="ro1">
          <table:table-cell office:value-type="float" office:value="10.584" calcext:value-type="float">
            <text:p>10.584</text:p>
          </table:table-cell>
          <table:table-cell table:formula="of:=[.A99]/[.$J$3]" office:value-type="float" office:value="1.09391956838548" calcext:value-type="float">
            <text:p>1.09391956838548</text:p>
          </table:table-cell>
          <table:table-cell office:value-type="float" office:value="10.537" calcext:value-type="float">
            <text:p>10.537</text:p>
          </table:table-cell>
          <table:table-cell table:formula="of:=[.C99]/[.$J$3]" office:value-type="float" office:value="1.08906183787583" calcext:value-type="float">
            <text:p>1.08906183787583</text:p>
          </table:table-cell>
          <table:table-cell office:value-type="float" office:value="10.614" calcext:value-type="float">
            <text:p>10.614</text:p>
          </table:table-cell>
          <table:table-cell table:formula="of:=[.E99]/[.$J$3]" office:value-type="float" office:value="1.09702024743419" calcext:value-type="float">
            <text:p>1.09702024743419</text:p>
          </table:table-cell>
          <table:table-cell table:formula="of:=AVERAGE([.B99];[.D99];[.F99])" office:value-type="float" office:value="1.09333388456516" calcext:value-type="float">
            <text:p>1.09333388456516</text:p>
          </table:table-cell>
          <table:table-cell table:formula="of:=AVERAGE([.B99];[.D99];[.F99])" office:value-type="float" office:value="1.09333388456516" calcext:value-type="float">
            <text:p>1.09333388456516</text:p>
          </table:table-cell>
          <table:table-cell table:number-columns-repeated="2"/>
        </table:table-row>
        <table:table-row table:style-name="ro1">
          <table:table-cell office:value-type="float" office:value="10.6" calcext:value-type="float">
            <text:p>10.6</text:p>
          </table:table-cell>
          <table:table-cell table:formula="of:=[.A100]/[.$J$3]" office:value-type="float" office:value="1.09557326387812" calcext:value-type="float">
            <text:p>1.09557326387812</text:p>
          </table:table-cell>
          <table:table-cell office:value-type="float" office:value="10.569" calcext:value-type="float">
            <text:p>10.569</text:p>
          </table:table-cell>
          <table:table-cell table:formula="of:=[.C100]/[.$J$3]" office:value-type="float" office:value="1.09236922886112" calcext:value-type="float">
            <text:p>1.09236922886112</text:p>
          </table:table-cell>
          <table:table-cell office:value-type="float" office:value="10.623" calcext:value-type="float">
            <text:p>10.623</text:p>
          </table:table-cell>
          <table:table-cell table:formula="of:=[.E100]/[.$J$3]" office:value-type="float" office:value="1.0979504511488" calcext:value-type="float">
            <text:p>1.0979504511488</text:p>
          </table:table-cell>
          <table:table-cell table:formula="of:=AVERAGE([.B100];[.D100];[.F100])" office:value-type="float" office:value="1.09529764796268" calcext:value-type="float">
            <text:p>1.09529764796268</text:p>
          </table:table-cell>
          <table:table-cell table:formula="of:=AVERAGE([.B100];[.D100];[.F100])" office:value-type="float" office:value="1.09529764796268" calcext:value-type="float">
            <text:p>1.09529764796268</text:p>
          </table:table-cell>
          <table:table-cell table:number-columns-repeated="2"/>
        </table:table-row>
        <table:table-row table:style-name="ro1">
          <table:table-cell office:value-type="float" office:value="10.619" calcext:value-type="float">
            <text:p>10.619</text:p>
          </table:table-cell>
          <table:table-cell table:formula="of:=[.A101]/[.$J$3]" office:value-type="float" office:value="1.09753702727564" calcext:value-type="float">
            <text:p>1.09753702727564</text:p>
          </table:table-cell>
          <table:table-cell office:value-type="float" office:value="10.598" calcext:value-type="float">
            <text:p>10.598</text:p>
          </table:table-cell>
          <table:table-cell table:formula="of:=[.C101]/[.$J$3]" office:value-type="float" office:value="1.09536655194154" calcext:value-type="float">
            <text:p>1.09536655194154</text:p>
          </table:table-cell>
          <table:table-cell office:value-type="float" office:value="10.63" calcext:value-type="float">
            <text:p>10.63</text:p>
          </table:table-cell>
          <table:table-cell table:formula="of:=[.E101]/[.$J$3]" office:value-type="float" office:value="1.09867394292683" calcext:value-type="float">
            <text:p>1.09867394292683</text:p>
          </table:table-cell>
          <table:table-cell table:formula="of:=AVERAGE([.B101];[.D101];[.F101])" office:value-type="float" office:value="1.09719250738134" calcext:value-type="float">
            <text:p>1.09719250738134</text:p>
          </table:table-cell>
          <table:table-cell table:formula="of:=AVERAGE([.B101];[.D101];[.F101])" office:value-type="float" office:value="1.09719250738134" calcext:value-type="float">
            <text:p>1.09719250738134</text:p>
          </table:table-cell>
          <table:table-cell table:number-columns-repeated="2"/>
        </table:table-row>
        <table:table-row table:style-name="ro1">
          <table:table-cell office:value-type="float" office:value="10.617" calcext:value-type="float">
            <text:p>10.617</text:p>
          </table:table-cell>
          <table:table-cell table:formula="of:=[.A102]/[.$J$3]" office:value-type="float" office:value="1.09733031533906" calcext:value-type="float">
            <text:p>1.09733031533906</text:p>
          </table:table-cell>
          <table:table-cell office:value-type="float" office:value="10.599" calcext:value-type="float">
            <text:p>10.599</text:p>
          </table:table-cell>
          <table:table-cell table:formula="of:=[.C102]/[.$J$3]" office:value-type="float" office:value="1.09546990790983" calcext:value-type="float">
            <text:p>1.09546990790983</text:p>
          </table:table-cell>
          <table:table-cell office:value-type="float" office:value="10.625" calcext:value-type="float">
            <text:p>10.625</text:p>
          </table:table-cell>
          <table:table-cell table:formula="of:=[.E102]/[.$J$3]" office:value-type="float" office:value="1.09815716308538" calcext:value-type="float">
            <text:p>1.09815716308538</text:p>
          </table:table-cell>
          <table:table-cell table:formula="of:=AVERAGE([.B102];[.D102];[.F102])" office:value-type="float" office:value="1.09698579544476" calcext:value-type="float">
            <text:p>1.09698579544476</text:p>
          </table:table-cell>
          <table:table-cell table:formula="of:=AVERAGE([.B102];[.D102];[.F102])" office:value-type="float" office:value="1.09698579544476" calcext:value-type="float">
            <text:p>1.09698579544476</text:p>
          </table:table-cell>
          <table:table-cell table:number-columns-repeated="2"/>
        </table:table-row>
        <table:table-row table:style-name="ro1">
          <table:table-cell office:value-type="float" office:value="10.615" calcext:value-type="float">
            <text:p>10.615</text:p>
          </table:table-cell>
          <table:table-cell table:formula="of:=[.A103]/[.$J$3]" office:value-type="float" office:value="1.09712360340248" calcext:value-type="float">
            <text:p>1.09712360340248</text:p>
          </table:table-cell>
          <table:table-cell office:value-type="float" office:value="10.6" calcext:value-type="float">
            <text:p>10.6</text:p>
          </table:table-cell>
          <table:table-cell table:formula="of:=[.C103]/[.$J$3]" office:value-type="float" office:value="1.09557326387812" calcext:value-type="float">
            <text:p>1.09557326387812</text:p>
          </table:table-cell>
          <table:table-cell office:value-type="float" office:value="10.621" calcext:value-type="float">
            <text:p>10.621</text:p>
          </table:table-cell>
          <table:table-cell table:formula="of:=[.E103]/[.$J$3]" office:value-type="float" office:value="1.09774373921222" calcext:value-type="float">
            <text:p>1.09774373921222</text:p>
          </table:table-cell>
          <table:table-cell table:formula="of:=AVERAGE([.B103];[.D103];[.F103])" office:value-type="float" office:value="1.09681353549761" calcext:value-type="float">
            <text:p>1.09681353549761</text:p>
          </table:table-cell>
          <table:table-cell table:formula="of:=AVERAGE([.B103];[.D103];[.F103])" office:value-type="float" office:value="1.09681353549761" calcext:value-type="float">
            <text:p>1.0968135354976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5" loext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 style:data-style-name="N2" text:time-value="23:58:48.3921165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07:00:12.612923414</meta:creation-date>
    <dc:date>2019-05-27T00:00:16.394076206</dc:date>
    <meta:editing-duration>PT24M50S</meta:editing-duration>
    <meta:editing-cycles>8</meta:editing-cycles>
    <meta:generator>LibreOffice/6.2.0.3$MacOSX_X86_64 LibreOffice_project/98c6a8a1c6c7b144ce3cc729e34964b47ce25d62</meta:generator>
    <meta:document-statistic meta:table-count="1" meta:cell-count="822" meta:object-count="0"/>
  </office:meta>
</office:document-meta>
</file>